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I2" style:family="table-cell">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G2" style:family="table-cell">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816in" style:rel-column-width="17185*"/>
    </style:style>
    <style:style style:name="Table25.B" style:family="table-column">
      <style:table-column-properties style:column-width="4.5819in" style:rel-column-width="43361*"/>
    </style:style>
    <style:style style:name="Table25.C" style:family="table-column">
      <style:table-column-properties style:column-width="0.5271in" style:rel-column-width="4989*"/>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1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12"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13" style:family="paragraph" style:parent-style-name="Text_20_body">
      <style:text-properties style:font-name="Pericles" fo:font-size="10pt" fo:font-style="normal" style:text-underline-style="none" fo:font-weight="bold" officeooo:rsid="00337418" officeooo:paragraph-rsid="00337418" style:font-size-asian="8.75pt" style:font-style-asian="normal" style:font-weight-asian="bold" style:font-size-complex="10pt" style:font-style-complex="normal" style:font-weight-complex="bold"/>
    </style:style>
    <style:style style:name="P14" style:family="paragraph" style:parent-style-name="Text_20_body">
      <style:text-properties style:font-name="Pericles" fo:font-size="10pt" fo:font-style="normal" style:text-underline-style="none" fo:font-weight="bold" officeooo:rsid="003898d6" officeooo:paragraph-rsid="003898d6" style:font-size-asian="8.75pt" style:font-style-asian="normal" style:font-weight-asian="bold" style:font-size-complex="10pt" style:font-style-complex="normal" style:font-weight-complex="bold"/>
    </style:style>
    <style:style style:name="P15" style:family="paragraph" style:parent-style-name="Text_20_body">
      <style:text-properties style:font-name="Pericles" fo:font-size="10pt" fo:font-style="normal" style:text-underline-style="none" fo:font-weight="normal" officeooo:rsid="00337418" officeooo:paragraph-rsid="003545b6" style:font-size-asian="8.75pt" style:font-style-asian="normal" style:font-weight-asian="normal" style:font-size-complex="10pt" style:font-style-complex="normal" style:font-weight-complex="normal"/>
    </style:style>
    <style:style style:name="P16" style:family="paragraph" style:parent-style-name="Text_20_body">
      <style:text-properties style:font-name="Pericles" fo:font-size="10pt" fo:font-style="normal" style:text-underline-style="none" fo:font-weight="normal" officeooo:rsid="003545b6" officeooo:paragraph-rsid="003545b6" style:font-size-asian="8.75pt" style:font-style-asian="normal" style:font-weight-asian="normal" style:font-size-complex="10pt" style:font-style-complex="normal" style:font-weight-complex="normal"/>
    </style:style>
    <style:style style:name="P17" style:family="paragraph" style:parent-style-name="Text_20_body">
      <style:text-properties style:font-name="Pericles" fo:font-size="10pt" fo:font-style="normal" style:text-underline-style="none" fo:font-weight="normal" officeooo:rsid="003898d6" officeooo:paragraph-rsid="003898d6" style:font-size-asian="8.75pt" style:font-style-asian="normal" style:font-weight-asian="normal" style:font-size-complex="10pt" style:font-style-complex="normal" style:font-weight-complex="normal"/>
    </style:style>
    <style:style style:name="P18" style:family="paragraph" style:parent-style-name="Text_20_body">
      <style:text-properties style:font-name="Pericles" fo:font-size="10pt" fo:font-style="normal" style:text-underline-style="none" fo:font-weight="normal" officeooo:rsid="0038da23" officeooo:paragraph-rsid="0038da23" style:font-size-asian="8.75pt" style:font-style-asian="normal" style:font-weight-asian="normal" style:font-size-complex="10pt" style:font-style-complex="normal" style:font-weight-complex="normal"/>
    </style:style>
    <style:style style:name="P19" style:family="paragraph" style:parent-style-name="Text_20_body">
      <style:text-properties style:font-name="Pericles" fo:font-size="10pt" fo:font-style="normal" style:text-underline-style="none" fo:font-weight="normal" officeooo:rsid="003a9e86" officeooo:paragraph-rsid="003a9e86" style:font-size-asian="8.75pt" style:font-style-asian="normal" style:font-weight-asian="normal" style:font-size-complex="10pt" style:font-style-complex="normal" style:font-weight-complex="normal"/>
    </style:style>
    <style:style style:name="P20" style:family="paragraph" style:parent-style-name="Text_20_body">
      <style:text-properties style:font-name="Pericles" fo:font-size="10pt" fo:font-style="normal" style:text-underline-style="none" fo:font-weight="normal" officeooo:rsid="00401856" officeooo:paragraph-rsid="00401856" style:font-size-asian="8.75pt" style:font-style-asian="normal" style:font-weight-asian="normal" style:font-size-complex="10pt" style:font-style-complex="normal" style:font-weight-complex="normal"/>
    </style:style>
    <style:style style:name="P21"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22"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23"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24"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25" style:family="paragraph" style:parent-style-name="Text_20_body">
      <style:text-properties style:font-name="Pericles" fo:font-size="8pt" officeooo:paragraph-rsid="000f7cfa" style:font-size-asian="8pt" style:font-size-complex="8pt"/>
    </style:style>
    <style:style style:name="P26"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27"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28"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29"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30"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31"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32" style:family="paragraph" style:parent-style-name="Text_20_body">
      <style:text-properties style:font-name="Pericles" fo:font-size="12pt" fo:font-style="normal" style:text-underline-style="none" fo:font-weight="bold" officeooo:rsid="0031bb25" officeooo:paragraph-rsid="0031bb25" style:font-size-asian="10.5pt" style:font-style-asian="normal" style:font-weight-asian="bold" style:font-size-complex="12pt" style:font-style-complex="normal" style:font-weight-complex="bold"/>
    </style:style>
    <style:style style:name="P33"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0a2ac7"/>
    </style:style>
    <style:style style:name="P36" style:family="paragraph" style:parent-style-name="Text_20_body">
      <style:text-properties officeooo:paragraph-rsid="000a66f4"/>
    </style:style>
    <style:style style:name="P37" style:family="paragraph" style:parent-style-name="Text_20_body">
      <style:text-properties officeooo:paragraph-rsid="000d149e"/>
    </style:style>
    <style:style style:name="P38" style:family="paragraph" style:parent-style-name="Text_20_body">
      <style:text-properties officeooo:paragraph-rsid="000df0a8"/>
    </style:style>
    <style:style style:name="P39" style:family="paragraph" style:parent-style-name="Text_20_body">
      <style:text-properties officeooo:paragraph-rsid="000f7cfa"/>
    </style:style>
    <style:style style:name="P40"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41"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42"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43"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44"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45" style:family="paragraph" style:parent-style-name="Text_20_body">
      <style:paragraph-properties fo:margin-left="1.5in" fo:margin-right="1.5in" fo:text-align="justify" style:justify-single-word="false" fo:text-indent="0in" style:auto-text-indent="false" style:writing-mode="page"/>
    </style:style>
    <style:style style:name="P46"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47"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48"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4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5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5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5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5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54"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55"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56"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57"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58"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59"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60"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61"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62"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63" style:family="paragraph" style:parent-style-name="Standard">
      <style:text-properties style:font-name="Pericles" fo:font-size="10pt" officeooo:paragraph-rsid="000d149e" style:font-size-asian="10pt" style:font-size-complex="10pt"/>
    </style:style>
    <style:style style:name="P64"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65"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66"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67"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68"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69"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81"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normal" style:text-underline-style="none" fo:font-weight="normal" officeooo:rsid="003545b6" officeooo:paragraph-rsid="0027dbb0" style:font-size-asian="8.75pt" style:font-style-asian="normal" style:font-weight-asian="normal" style:font-size-complex="10pt" style:font-style-complex="normal" style:font-weight-complex="normal"/>
    </style:style>
    <style:style style:name="P84"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85"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86"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87"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88"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89"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90"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91"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92"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93"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94"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95"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96"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97"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98"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99"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100"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101"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102"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103"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104"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105"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106"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107"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108"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109"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110"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111"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112"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113"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114"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115" style:family="paragraph" style:parent-style-name="Standard">
      <style:text-properties style:font-name="Pericles" fo:font-size="12pt" fo:font-style="normal" style:text-underline-style="none" fo:font-weight="bold" officeooo:rsid="0031bb25" officeooo:paragraph-rsid="003c662a" style:font-size-asian="10.5pt" style:font-style-asian="normal" style:font-weight-asian="bold" style:font-size-complex="12pt" style:font-style-complex="normal" style:font-weight-complex="bold"/>
    </style:style>
    <style:style style:name="P116" style:family="paragraph" style:parent-style-name="Standard">
      <style:text-properties officeooo:paragraph-rsid="000a66f4"/>
    </style:style>
    <style:style style:name="P117" style:family="paragraph" style:parent-style-name="Standard">
      <style:text-properties officeooo:paragraph-rsid="000d149e"/>
    </style:style>
    <style:style style:name="P118" style:family="paragraph" style:parent-style-name="Standard">
      <style:text-properties officeooo:paragraph-rsid="000df0a8"/>
    </style:style>
    <style:style style:name="P119" style:family="paragraph" style:parent-style-name="Standard">
      <style:text-properties officeooo:paragraph-rsid="000f7cfa"/>
    </style:style>
    <style:style style:name="P120" style:family="paragraph" style:parent-style-name="Standard">
      <style:text-properties officeooo:paragraph-rsid="00112fba"/>
    </style:style>
    <style:style style:name="P121" style:family="paragraph" style:parent-style-name="Standard">
      <style:text-properties officeooo:paragraph-rsid="0018f214"/>
    </style:style>
    <style:style style:name="P122" style:family="paragraph" style:parent-style-name="Standard">
      <style:text-properties officeooo:paragraph-rsid="001bebcb"/>
    </style:style>
    <style:style style:name="P123" style:family="paragraph" style:parent-style-name="Standard">
      <style:text-properties officeooo:paragraph-rsid="00194f6c"/>
    </style:style>
    <style:style style:name="P124" style:family="paragraph" style:parent-style-name="Standard">
      <style:text-properties officeooo:paragraph-rsid="00222992"/>
    </style:style>
    <style:style style:name="P125"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126" style:family="paragraph" style:parent-style-name="Standard">
      <style:text-properties style:font-name="Pericles1" fo:font-size="10pt" fo:font-style="normal" style:text-underline-style="none" fo:font-weight="normal" officeooo:rsid="0040782f" officeooo:paragraph-rsid="0040782f" style:font-size-asian="8.75pt" style:font-style-asian="normal" style:font-weight-asian="normal" style:font-size-complex="10pt" style:font-style-complex="normal" style:font-weight-complex="normal"/>
    </style:style>
    <style:style style:name="P127" style:family="paragraph" style:parent-style-name="Standard">
      <style:text-properties style:font-name="Pericles1" fo:font-size="10pt" fo:font-style="normal" style:text-underline-style="none" fo:font-weight="normal" officeooo:rsid="0040782f" officeooo:paragraph-rsid="0048f65d" style:font-size-asian="8.75pt" style:font-style-asian="normal" style:font-weight-asian="normal" style:font-size-complex="10pt" style:font-style-complex="normal" style:font-weight-complex="normal"/>
    </style:style>
    <style:style style:name="P128" style:family="paragraph" style:parent-style-name="Standard">
      <style:text-properties style:font-name="Pericles1" fo:font-size="10pt" fo:font-style="normal" style:text-underline-style="none" fo:font-weight="normal" officeooo:rsid="0041b78e" officeooo:paragraph-rsid="0040782f" style:font-size-asian="8.75pt" style:font-style-asian="normal" style:font-weight-asian="normal" style:font-size-complex="10pt" style:font-style-complex="normal" style:font-weight-complex="normal"/>
    </style:style>
    <style:style style:name="P129" style:family="paragraph" style:parent-style-name="Standard">
      <style:text-properties style:font-name="Pericles1" fo:font-size="10pt" fo:font-style="normal" style:text-underline-style="none" fo:font-weight="normal" officeooo:rsid="0041b78e" officeooo:paragraph-rsid="0041b78e" style:font-size-asian="8.75pt" style:font-style-asian="normal" style:font-weight-asian="normal" style:font-size-complex="10pt" style:font-style-complex="normal" style:font-weight-complex="normal"/>
    </style:style>
    <style:style style:name="P130" style:family="paragraph" style:parent-style-name="Standard">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131" style:family="paragraph" style:parent-style-name="Standard">
      <style:text-properties style:font-name="Pericles1" fo:font-size="10pt" fo:font-style="normal" style:text-underline-style="none" fo:font-weight="bold" officeooo:rsid="0040782f" officeooo:paragraph-rsid="0040782f" style:font-size-asian="8.75pt" style:font-style-asian="normal" style:font-weight-asian="bold" style:font-size-complex="10pt" style:font-style-complex="normal" style:font-weight-complex="bold"/>
    </style:style>
    <style:style style:name="P132" style:family="paragraph" style:parent-style-name="Standard">
      <style:text-properties style:font-name="Pericles1" fo:font-size="10pt" fo:font-style="normal" style:text-underline-style="none" fo:font-weight="bold" officeooo:rsid="0041b78e" officeooo:paragraph-rsid="0041b78e" style:font-size-asian="8.75pt" style:font-style-asian="normal" style:font-weight-asian="bold" style:font-size-complex="10pt" style:font-style-complex="normal" style:font-weight-complex="bold"/>
    </style:style>
    <style:style style:name="P133" style:family="paragraph" style:parent-style-name="Standard">
      <style:text-properties style:font-name="Pericles1" fo:font-size="10pt" fo:font-style="normal" style:text-underline-style="none" fo:font-weight="bold" officeooo:rsid="0048f65d" officeooo:paragraph-rsid="0048f65d" style:font-size-asian="8.75pt" style:font-style-asian="normal" style:font-weight-asian="bold" style:font-size-complex="10pt" style:font-style-complex="normal" style:font-weight-complex="bold"/>
    </style:style>
    <style:style style:name="P134"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135" style:family="paragraph" style:parent-style-name="Standard">
      <style:text-properties style:font-name="Pericles1" fo:font-size="10pt" fo:font-style="normal" style:text-underline-style="solid" style:text-underline-width="auto" style:text-underline-color="font-color" fo:font-weight="bold" officeooo:rsid="0040782f" officeooo:paragraph-rsid="0040782f" style:font-size-asian="10pt" style:font-style-asian="normal" style:font-weight-asian="bold" style:font-size-complex="12pt" style:font-style-complex="normal" style:font-weight-complex="bold"/>
    </style:style>
    <style:style style:name="P136" style:family="paragraph" style:parent-style-name="Standard">
      <style:text-properties style:font-name="Pericles1" fo:font-size="10pt" fo:font-weight="bold" officeooo:paragraph-rsid="003c662a" style:font-size-asian="10pt" style:font-weight-asian="bold" style:font-weight-complex="bold"/>
    </style:style>
    <style:style style:name="P137" style:family="paragraph" style:parent-style-name="Standard">
      <style:text-properties style:font-name="Pericles1" fo:font-size="10pt" fo:font-weight="normal" officeooo:paragraph-rsid="003c662a" style:font-size-asian="10pt" style:font-weight-asian="normal" style:font-weight-complex="normal"/>
    </style:style>
    <style:style style:name="P138" style:family="paragraph" style:parent-style-name="Standard">
      <style:text-properties style:font-name="Pericles1" fo:font-size="10pt" fo:font-weight="normal" officeooo:paragraph-rsid="0040782f" style:font-size-asian="10pt" style:font-weight-asian="normal" style:font-weight-complex="normal"/>
    </style:style>
    <style:style style:name="P139"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140" style:family="paragraph" style:parent-style-name="Standard">
      <style:text-properties style:font-name="Pericles1" fo:font-size="12pt" fo:font-weight="bold" officeooo:rsid="0040782f" officeooo:paragraph-rsid="0040782f" style:font-size-asian="12pt" style:font-weight-asian="bold" style:font-size-complex="12pt" style:font-weight-complex="bold"/>
    </style:style>
    <style:style style:name="P141"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142" style:family="paragraph" style:parent-style-name="Heading_20_4">
      <style:text-properties style:font-name="Pericles" fo:font-size="10pt" style:font-size-asian="10pt" style:font-size-complex="10pt"/>
    </style:style>
    <style:style style:name="P143" style:family="paragraph" style:parent-style-name="Heading_20_4">
      <style:text-properties style:font-name="Pericles" fo:font-size="10pt" officeooo:paragraph-rsid="000d149e" style:font-size-asian="10pt" style:font-size-complex="10pt"/>
    </style:style>
    <style:style style:name="P144" style:family="paragraph" style:parent-style-name="Heading_20_4">
      <style:text-properties style:font-name="Pericles" fo:font-size="10pt" officeooo:paragraph-rsid="000df0a8" style:font-size-asian="10pt" style:font-size-complex="10pt"/>
    </style:style>
    <style:style style:name="P145" style:family="paragraph" style:parent-style-name="Heading_20_4">
      <style:text-properties style:font-name="Pericles" fo:font-size="10pt" officeooo:paragraph-rsid="000f7cfa" style:font-size-asian="10pt" style:font-size-complex="10pt"/>
    </style:style>
    <style:style style:name="P146" style:family="paragraph" style:parent-style-name="Table_20_Contents">
      <style:text-properties style:font-name="Pericles" fo:font-size="8pt" style:font-size-asian="8pt" style:font-size-complex="8pt"/>
    </style:style>
    <style:style style:name="P147" style:family="paragraph" style:parent-style-name="Table_20_Contents">
      <style:text-properties style:font-name="Pericles" fo:font-size="8pt" officeooo:rsid="000f7cfa" officeooo:paragraph-rsid="000f7cfa" style:font-size-asian="8pt" style:font-size-complex="8pt"/>
    </style:style>
    <style:style style:name="P148"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49"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50" style:family="paragraph" style:parent-style-name="Table_20_Contents">
      <style:text-properties style:font-name="Pericles" fo:font-size="8pt" officeooo:paragraph-rsid="0018f214" style:font-size-asian="8pt" style:font-size-complex="8pt"/>
    </style:style>
    <style:style style:name="P151" style:family="paragraph" style:parent-style-name="Table_20_Contents">
      <style:text-properties style:font-name="Pericles" fo:font-size="8pt" officeooo:rsid="0018f214" officeooo:paragraph-rsid="0018f214" style:font-size-asian="8pt" style:font-size-complex="8pt"/>
    </style:style>
    <style:style style:name="P152"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53"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54" style:family="paragraph" style:parent-style-name="Table_20_Contents">
      <style:text-properties style:font-name="Pericles" fo:font-size="8pt" officeooo:rsid="00194f6c" officeooo:paragraph-rsid="00194f6c" style:font-size-asian="8pt" style:font-size-complex="8pt"/>
    </style:style>
    <style:style style:name="P155" style:family="paragraph" style:parent-style-name="Table_20_Contents">
      <style:text-properties style:font-name="Pericles" fo:font-size="8pt" officeooo:rsid="002f772e" officeooo:paragraph-rsid="00194f6c" style:font-size-asian="8pt" style:font-size-complex="8pt"/>
    </style:style>
    <style:style style:name="P156" style:family="paragraph" style:parent-style-name="Table_20_Contents">
      <style:text-properties style:font-name="Pericles" fo:font-size="8pt" officeooo:rsid="002ea42b" officeooo:paragraph-rsid="00194f6c" style:font-size-asian="8pt" style:font-size-complex="8pt"/>
    </style:style>
    <style:style style:name="P157" style:family="paragraph" style:parent-style-name="Table_20_Contents">
      <style:text-properties style:font-name="Pericles" fo:font-size="8pt" officeooo:paragraph-rsid="00194f6c" style:font-size-asian="8pt" style:font-size-complex="8pt"/>
    </style:style>
    <style:style style:name="P158" style:family="paragraph" style:parent-style-name="Table_20_Contents">
      <style:text-properties style:font-name="Pericles" fo:font-size="8pt" officeooo:rsid="0019c97a" officeooo:paragraph-rsid="0019c97a" style:font-size-asian="8pt" style:font-size-complex="8pt"/>
    </style:style>
    <style:style style:name="P159"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60" style:family="paragraph" style:parent-style-name="Table_20_Contents">
      <style:text-properties style:font-name="Pericles" fo:font-size="8pt" officeooo:rsid="001b28d1" officeooo:paragraph-rsid="001b28d1" style:font-size-asian="8pt" style:font-size-complex="8pt"/>
    </style:style>
    <style:style style:name="P161"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62"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63" style:family="paragraph" style:parent-style-name="Table_20_Contents">
      <style:text-properties style:font-name="Pericles" fo:font-size="8pt" officeooo:paragraph-rsid="001bebcb" style:font-size-asian="8pt" style:font-size-complex="8pt"/>
    </style:style>
    <style:style style:name="P164"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65" style:family="paragraph" style:parent-style-name="Table_20_Contents">
      <style:text-properties style:font-name="Pericles" fo:font-size="8pt" officeooo:rsid="001bebcb" officeooo:paragraph-rsid="001bebcb" style:font-size-asian="8pt" style:font-size-complex="8pt"/>
    </style:style>
    <style:style style:name="P166" style:family="paragraph" style:parent-style-name="Table_20_Contents">
      <style:text-properties style:font-name="Pericles" fo:font-size="8pt" officeooo:rsid="002ae041" officeooo:paragraph-rsid="00222992" style:font-size-asian="8pt" style:font-size-complex="8pt"/>
    </style:style>
    <style:style style:name="P167" style:family="paragraph" style:parent-style-name="Table_20_Contents">
      <style:text-properties style:font-name="Pericles" fo:font-size="8pt" officeooo:rsid="001b11bf" officeooo:paragraph-rsid="00222992" style:font-size-asian="8pt" style:font-size-complex="8pt"/>
    </style:style>
    <style:style style:name="P168"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69" style:family="paragraph" style:parent-style-name="Table_20_Contents">
      <style:text-properties style:font-name="Pericles" fo:font-size="8pt" officeooo:rsid="001dc464" officeooo:paragraph-rsid="00222992" style:font-size-asian="8pt" style:font-size-complex="8pt"/>
    </style:style>
    <style:style style:name="P170"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71" style:family="paragraph" style:parent-style-name="Table_20_Contents">
      <style:text-properties style:font-name="Pericles" fo:font-size="8pt" officeooo:rsid="0023f001" officeooo:paragraph-rsid="00222992" style:font-size-asian="8pt" style:font-size-complex="8pt"/>
    </style:style>
    <style:style style:name="P172"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73"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74" style:family="paragraph" style:parent-style-name="Table_20_Contents">
      <style:text-properties style:font-name="Pericles" fo:font-size="8pt" officeooo:rsid="001ad77a" officeooo:paragraph-rsid="00222992" style:font-size-asian="8pt" style:font-size-complex="8pt"/>
    </style:style>
    <style:style style:name="P175"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76" style:family="paragraph" style:parent-style-name="Table_20_Contents">
      <style:text-properties style:font-name="Pericles" fo:font-size="8pt" officeooo:rsid="00248658" officeooo:paragraph-rsid="00222992" style:font-size-asian="8pt" style:font-size-complex="8pt"/>
    </style:style>
    <style:style style:name="P177"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78" style:family="paragraph" style:parent-style-name="Table_20_Contents">
      <style:text-properties style:font-name="Pericles" fo:font-size="8pt" officeooo:rsid="0039b81f" officeooo:paragraph-rsid="00222992" style:font-size-asian="8pt" style:font-size-complex="8pt"/>
    </style:style>
    <style:style style:name="P179" style:family="paragraph" style:parent-style-name="Table_20_Contents">
      <style:text-properties style:font-name="Pericles" fo:font-size="8pt" officeooo:rsid="002b8dd6" officeooo:paragraph-rsid="00222992" style:font-size-asian="8pt" style:font-size-complex="8pt"/>
    </style:style>
    <style:style style:name="P180"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81"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82" style:family="paragraph" style:parent-style-name="Table_20_Contents">
      <style:text-properties style:font-name="Pericles" fo:font-size="8pt" officeooo:rsid="002ab4ae" officeooo:paragraph-rsid="002ab4ae" style:font-size-asian="8pt" style:font-size-complex="8pt"/>
    </style:style>
    <style:style style:name="P183"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84" style:family="paragraph" style:parent-style-name="Table_20_Contents">
      <style:text-properties style:font-name="Pericles" fo:font-size="8pt" officeooo:rsid="00337418" officeooo:paragraph-rsid="00337418" style:font-size-asian="8pt" style:font-size-complex="8pt"/>
    </style:style>
    <style:style style:name="P185"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86" style:family="paragraph" style:parent-style-name="Table_20_Contents">
      <style:text-properties style:font-name="Pericles" fo:font-size="8pt" officeooo:rsid="003898d6" officeooo:paragraph-rsid="003898d6" style:font-size-asian="8pt" style:font-size-complex="8pt"/>
    </style:style>
    <style:style style:name="P187"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188" style:family="paragraph" style:parent-style-name="Table_20_Contents">
      <style:text-properties style:font-name="Pericles" fo:font-size="8pt" officeooo:rsid="003a9e86" officeooo:paragraph-rsid="003a9e86" style:font-size-asian="8pt" style:font-size-complex="8pt"/>
    </style:style>
    <style:style style:name="P189"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190"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91"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195"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196"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197"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198"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200"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201"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202"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203"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204"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205" style:family="paragraph" style:parent-style-name="Table_20_Contents">
      <style:text-properties style:font-name="Pericles1" fo:font-size="10pt" fo:font-weight="bold" officeooo:paragraph-rsid="003c662a" style:font-size-asian="10pt" style:font-weight-asian="bold" style:font-weight-complex="bold"/>
    </style:style>
    <style:style style:name="P206" style:family="paragraph" style:parent-style-name="Table_20_Contents">
      <style:paragraph-properties fo:text-align="center" style:justify-single-word="false"/>
      <style:text-properties style:font-name="Pericles1" fo:font-size="10pt" officeooo:paragraph-rsid="003c662a" style:font-size-asian="10pt"/>
    </style:style>
    <style:style style:name="P207" style:family="paragraph" style:parent-style-name="Table_20_Contents">
      <style:paragraph-properties fo:text-align="end" style:justify-single-word="false"/>
      <style:text-properties style:font-name="Pericles1" fo:font-size="10pt" officeooo:paragraph-rsid="003c662a" style:font-size-asian="10pt"/>
    </style:style>
    <style:style style:name="P208" style:family="paragraph" style:parent-style-name="Table_20_Contents">
      <style:text-properties style:font-name="Pericles1" fo:font-size="8pt" officeooo:paragraph-rsid="003c662a" style:font-size-asian="8pt" style:font-size-complex="8pt"/>
    </style:style>
    <style:style style:name="P209" style:family="paragraph" style:parent-style-name="Table_20_Contents">
      <style:text-properties style:font-name="Pericles1" fo:font-size="8pt" officeooo:rsid="003d104c" officeooo:paragraph-rsid="003d104c" style:font-size-asian="8pt" style:font-size-complex="8pt"/>
    </style:style>
    <style:style style:name="P210" style:family="paragraph" style:parent-style-name="Table_20_Contents">
      <style:text-properties style:font-name="Pericles1" fo:font-size="8pt" officeooo:rsid="003e9fa5" officeooo:paragraph-rsid="003e9fa5" style:font-size-asian="8pt" style:font-size-complex="8pt"/>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947bf" officeooo:paragraph-rsid="004947bf" style:font-size-asian="8pt" style:font-style-asian="normal" style:font-weight-asian="normal" style:font-size-complex="8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be6cb" officeooo:paragraph-rsid="004be6cb" style:font-size-asian="8pt" style:font-style-asian="normal" style:font-weight-asian="normal" style:font-size-complex="8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8f65d" officeooo:paragraph-rsid="0048f65d" style:font-size-asian="8pt" style:font-style-asian="normal" style:font-weight-asian="bold" style:font-size-complex="8pt" style:font-style-complex="normal" style:font-weight-complex="bold"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947bf" officeooo:paragraph-rsid="004947bf" style:font-size-asian="8pt" style:font-style-asian="normal" style:font-weight-asian="bold" style:font-size-complex="8pt" style:font-style-complex="normal" style:font-weight-complex="bold" style:text-overline-style="none" style:text-overline-color="font-color"/>
    </style:style>
    <style:style style:name="P219" style:family="paragraph" style:parent-style-name="Normal">
      <style:text-properties style:font-name="Pericles" fo:font-size="10pt" officeooo:paragraph-rsid="000a2ac7" style:font-size-asian="10pt" style:font-size-complex="10pt"/>
    </style:style>
    <style:style style:name="P220" style:family="paragraph" style:parent-style-name="Normal">
      <style:text-properties style:font-name="Pericles" fo:font-size="10pt" fo:font-weight="bold" officeooo:paragraph-rsid="000a2ac7" style:font-size-asian="10pt" style:font-weight-asian="bold" style:font-size-complex="10pt"/>
    </style:style>
    <style:style style:name="P221" style:family="paragraph" style:parent-style-name="Normal">
      <style:text-properties style:font-name="Pericles" fo:font-size="8pt" fo:font-weight="bold" officeooo:paragraph-rsid="00101328" style:font-size-asian="8pt" style:font-weight-asian="bold" style:font-size-complex="8pt"/>
    </style:style>
    <style:style style:name="P222" style:family="paragraph" style:parent-style-name="Normal">
      <style:text-properties style:font-name="Pericles" fo:font-size="8pt" fo:font-weight="bold" officeooo:paragraph-rsid="00101dd1" style:font-size-asian="8pt" style:font-weight-asian="bold" style:font-size-complex="8pt"/>
    </style:style>
    <style:style style:name="P223" style:family="paragraph" style:parent-style-name="Normal">
      <style:text-properties style:font-name="Pericles" fo:font-size="8pt" fo:font-weight="bold" officeooo:paragraph-rsid="00112fba" style:font-size-asian="8pt" style:font-weight-asian="bold" style:font-size-complex="8pt"/>
    </style:style>
    <style:style style:name="P224" style:family="paragraph" style:parent-style-name="Normal">
      <style:text-properties style:font-name="Pericles" fo:font-size="8pt" officeooo:paragraph-rsid="00101328" style:font-size-asian="8pt" style:font-size-complex="8pt"/>
    </style:style>
    <style:style style:name="P225" style:family="paragraph" style:parent-style-name="Normal">
      <style:text-properties style:font-name="Pericles" fo:font-size="8pt" officeooo:rsid="00101328" officeooo:paragraph-rsid="00101328" style:font-size-asian="8pt" style:font-size-complex="8pt"/>
    </style:style>
    <style:style style:name="P226" style:family="paragraph" style:parent-style-name="Normal">
      <style:text-properties style:font-name="Pericles" fo:font-size="8pt" officeooo:rsid="001a044b" officeooo:paragraph-rsid="00101dd1" style:font-size-asian="8pt" style:font-size-complex="8pt"/>
    </style:style>
    <style:style style:name="P227" style:family="paragraph" style:parent-style-name="Normal">
      <style:text-properties style:font-name="Pericles" fo:font-size="8pt" officeooo:rsid="001bb755" officeooo:paragraph-rsid="00101dd1" style:font-size-asian="8pt" style:font-size-complex="8pt"/>
    </style:style>
    <style:style style:name="P228" style:family="paragraph" style:parent-style-name="Normal">
      <style:text-properties style:font-name="Pericles" fo:font-size="8pt" officeooo:paragraph-rsid="00101dd1" style:font-size-asian="8pt" style:font-size-complex="8pt"/>
    </style:style>
    <style:style style:name="P229" style:family="paragraph" style:parent-style-name="Normal">
      <style:text-properties style:font-name="Pericles" fo:font-size="8pt" officeooo:rsid="00101dd1" officeooo:paragraph-rsid="00101dd1" style:font-size-asian="8pt" style:font-size-complex="8pt"/>
    </style:style>
    <style:style style:name="P230" style:family="paragraph" style:parent-style-name="Normal">
      <style:text-properties style:font-name="Pericles" fo:font-size="8pt" officeooo:rsid="005fc9a8" officeooo:paragraph-rsid="00101dd1" style:font-size-asian="8pt" style:font-size-complex="8pt"/>
    </style:style>
    <style:style style:name="P231" style:family="paragraph" style:parent-style-name="Normal">
      <style:text-properties style:font-name="Pericles" fo:font-size="8pt" officeooo:rsid="00613142" officeooo:paragraph-rsid="00101dd1" style:font-size-asian="8pt" style:font-size-complex="8pt"/>
    </style:style>
    <style:style style:name="P232" style:family="paragraph" style:parent-style-name="Normal">
      <style:text-properties style:font-name="Pericles" fo:font-size="8pt" officeooo:rsid="0063523d" officeooo:paragraph-rsid="00101dd1" style:font-size-asian="8pt" style:font-size-complex="8pt"/>
    </style:style>
    <style:style style:name="P233" style:family="paragraph" style:parent-style-name="Normal">
      <style:text-properties style:font-name="Pericles" fo:font-size="8pt" officeooo:rsid="00112fba" officeooo:paragraph-rsid="00112fba" style:font-size-asian="8pt" style:font-size-complex="8pt"/>
    </style:style>
    <style:style style:name="P234" style:family="paragraph" style:parent-style-name="Normal">
      <style:text-properties officeooo:paragraph-rsid="000a2ac7"/>
    </style:style>
    <style:style style:name="P235" style:family="paragraph" style:parent-style-name="Normal">
      <style:text-properties officeooo:paragraph-rsid="00101328"/>
    </style:style>
    <style:style style:name="P236" style:family="paragraph" style:parent-style-name="Heading_20_3">
      <style:text-properties style:font-name="Pericles" fo:font-size="12pt" fo:font-style="normal" style:font-size-asian="12pt" style:font-style-asian="normal" style:font-size-complex="12pt" style:font-style-complex="normal"/>
    </style:style>
    <style:style style:name="P237" style:family="paragraph" style:parent-style-name="Heading_20_3">
      <style:text-properties style:font-name="Pericles" fo:font-size="11pt" officeooo:rsid="000a2ac7" officeooo:paragraph-rsid="000a2ac7" style:font-size-asian="11pt" style:font-size-complex="11pt"/>
    </style:style>
    <style:style style:name="P238" style:family="paragraph" style:parent-style-name="Heading_20_3">
      <style:text-properties style:font-name="Pericles" fo:font-size="10pt" fo:font-style="normal" style:text-underline-style="none" fo:font-weight="normal" officeooo:rsid="0027dbb0" officeooo:paragraph-rsid="0031bb25" style:font-size-asian="8.75pt" style:font-style-asian="normal" style:font-weight-asian="normal" style:font-size-complex="10pt" style:font-style-complex="normal" style:font-weight-complex="normal"/>
    </style:style>
    <style:style style:name="P239"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240"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241"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242"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43" style:family="paragraph" style:parent-style-name="Section_20_Heading">
      <style:text-properties fo:font-style="normal" style:font-style-asian="normal" style:font-style-complex="normal"/>
    </style:style>
    <style:style style:name="P244" style:family="paragraph" style:parent-style-name="Section_20_Heading">
      <style:text-properties fo:font-size="14pt" fo:font-style="normal" style:font-size-asian="14pt" style:font-style-asian="normal" style:font-size-complex="14pt" style:font-style-complex="normal"/>
    </style:style>
    <style:style style:name="P245" style:family="paragraph" style:parent-style-name="Table_20_Contents">
      <style:text-properties style:font-name="Pericles" fo:font-size="8pt" officeooo:rsid="001dc464" officeooo:paragraph-rsid="00222992" style:font-size-asian="8pt" style:font-size-complex="8pt"/>
    </style:style>
    <style:style style:name="P246"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247" style:family="paragraph" style:parent-style-name="Table_20_Contents">
      <style:text-properties style:font-name="Pericles" fo:font-size="8pt" officeooo:rsid="004f4626" officeooo:paragraph-rsid="004f4626" style:font-size-asian="8pt" style:font-size-complex="8pt"/>
    </style:style>
    <style:style style:name="P248" style:family="paragraph" style:parent-style-name="Table_20_Contents">
      <style:paragraph-properties fo:text-align="center" style:justify-single-word="false"/>
      <style:text-properties style:font-name="Pericles" fo:font-size="8pt" officeooo:rsid="004f4626" officeooo:paragraph-rsid="004f4626" style:font-size-asian="8pt" style:font-size-complex="8pt"/>
    </style:style>
    <style:style style:name="P249"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250"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251"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252"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253"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54"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55"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256"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57"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258"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59"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260" style:family="paragraph" style:parent-style-name="Table_20_Contents" style:list-style-name="L25">
      <style:paragraph-properties style:writing-mode="page">
        <style:tab-stops/>
      </style:paragraph-properties>
      <style:text-properties style:font-name="Pericles" fo:font-size="8pt" officeooo:rsid="004f4626" officeooo:paragraph-rsid="004f4626" style:font-size-asian="8pt" style:font-size-complex="8pt"/>
    </style:style>
    <style:style style:name="P261"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262"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263"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264"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265"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266" style:family="paragraph" style:parent-style-name="List_20_Paragraph" style:list-style-name="L22">
      <style:text-properties officeooo:paragraph-rsid="00194f6c"/>
    </style:style>
    <style:style style:name="P267"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268"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269"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270" style:family="paragraph" style:parent-style-name="List_20_Paragraph" style:list-style-name="WWNum18">
      <style:text-properties style:font-name="Pericles" fo:font-size="8pt" officeooo:paragraph-rsid="00194f6c" style:font-size-asian="8pt" style:font-size-complex="10pt"/>
    </style:style>
    <style:style style:name="P271" style:family="paragraph" style:parent-style-name="List_20_Paragraph" style:list-style-name="WWNum18">
      <style:text-properties style:font-name="Pericles" fo:font-size="8pt" officeooo:rsid="002ea42b" officeooo:paragraph-rsid="00194f6c" style:font-size-asian="8pt" style:font-size-complex="10pt"/>
    </style:style>
    <style:style style:name="P272" style:family="paragraph" style:parent-style-name="List_20_Paragraph" style:list-style-name="WWNum2">
      <style:text-properties style:font-name="Pericles" fo:font-size="8pt" officeooo:paragraph-rsid="003c662a" style:font-size-asian="8pt" style:font-size-complex="8pt"/>
    </style:style>
    <style:style style:name="P273"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274"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275"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276"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277"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278"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279"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280"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281"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282" style:family="paragraph" style:parent-style-name="List_20_Paragraph" style:list-style-name="L21">
      <style:paragraph-properties fo:margin-top="0in" fo:margin-bottom="0in" loext:contextual-spacing="false" fo:line-height="100%"/>
      <style:text-properties officeooo:paragraph-rsid="00101328"/>
    </style:style>
    <style:style style:name="P283" style:family="paragraph" style:parent-style-name="List_20_Paragraph" style:list-style-name="L21">
      <style:paragraph-properties fo:margin-top="0in" fo:margin-bottom="0in" loext:contextual-spacing="false" fo:line-height="100%"/>
      <style:text-properties officeooo:paragraph-rsid="00101dd1"/>
    </style:style>
    <style:style style:name="P284"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285"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286"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P287"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288"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289"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290"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291"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292"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293"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294"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295" style:family="paragraph" style:parent-style-name="Standard" style:list-style-name="L28">
      <style:text-properties style:font-name="Pericles1" fo:font-size="10pt" fo:font-weight="normal" officeooo:paragraph-rsid="003c662a" style:font-size-asian="10pt" style:font-weight-asian="normal" style:font-weight-complex="normal"/>
    </style:style>
    <style:style style:name="P296" style:family="paragraph" style:parent-style-name="Standard" style:list-style-name="L29">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297" style:family="paragraph" style:parent-style-name="Standard">
      <style:text-properties style:font-name="Pericles1" fo:font-size="10pt" fo:font-style="normal" style:text-underline-style="none" fo:font-weight="normal" officeooo:rsid="0048f65d" officeooo:paragraph-rsid="0048f65d" style:font-size-asian="8.75pt" style:font-style-asian="normal" style:font-weight-asian="normal" style:font-size-complex="10pt" style:font-style-complex="normal" style:font-weight-complex="normal"/>
    </style:style>
    <style:style style:name="P298" style:family="paragraph" style:parent-style-name="Text_20_body" style:list-style-name="L3">
      <style:text-properties style:font-name="Pericles" fo:font-size="8pt" style:font-size-asian="8pt" style:font-size-complex="8pt"/>
    </style:style>
    <style:style style:name="P299" style:family="paragraph" style:parent-style-name="Text_20_body" style:list-style-name="L5">
      <style:text-properties style:font-name="Pericles" fo:font-size="8pt" style:font-size-asian="8pt" style:font-size-complex="8pt"/>
    </style:style>
    <style:style style:name="P300" style:family="paragraph" style:parent-style-name="Text_20_body" style:list-style-name="L7">
      <style:text-properties style:font-name="Pericles" fo:font-size="8pt" style:font-size-asian="8pt" style:font-size-complex="8pt"/>
    </style:style>
    <style:style style:name="P301" style:family="paragraph" style:parent-style-name="Text_20_body" style:list-style-name="L9">
      <style:text-properties style:font-name="Pericles" fo:font-size="8pt" style:font-size-asian="8pt" style:font-size-complex="8pt"/>
    </style:style>
    <style:style style:name="P302" style:family="paragraph" style:parent-style-name="Text_20_body" style:list-style-name="L11">
      <style:text-properties style:font-name="Pericles" fo:font-size="8pt" style:font-size-asian="8pt" style:font-size-complex="8pt"/>
    </style:style>
    <style:style style:name="P303" style:family="paragraph" style:parent-style-name="Text_20_body" style:list-style-name="L13">
      <style:text-properties style:font-name="Pericles" fo:font-size="8pt" style:font-size-asian="8pt" style:font-size-complex="8pt"/>
    </style:style>
    <style:style style:name="P304" style:family="paragraph" style:parent-style-name="Text_20_body" style:list-style-name="L15">
      <style:text-properties style:font-name="Pericles" fo:font-size="8pt" style:font-size-asian="8pt" style:font-size-complex="8pt"/>
    </style:style>
    <style:style style:name="P305" style:family="paragraph" style:parent-style-name="Text_20_body" style:list-style-name="L17">
      <style:text-properties style:font-name="Pericles" fo:font-size="8pt" style:font-size-asian="8pt" style:font-size-complex="8pt"/>
    </style:style>
    <style:style style:name="P306" style:family="paragraph" style:parent-style-name="Text_20_body" style:list-style-name="L19">
      <style:text-properties style:font-name="Pericles" fo:font-size="8pt" style:font-size-asian="8pt" style:font-size-complex="8pt"/>
    </style:style>
    <style:style style:name="P307" style:family="paragraph" style:parent-style-name="Text_20_body" style:list-style-name="L4"/>
    <style:style style:name="P308" style:family="paragraph" style:parent-style-name="Text_20_body" style:list-style-name="L6"/>
    <style:style style:name="P309" style:family="paragraph" style:parent-style-name="Text_20_body" style:list-style-name="L8"/>
    <style:style style:name="P310" style:family="paragraph" style:parent-style-name="Text_20_body" style:list-style-name="L10"/>
    <style:style style:name="P311" style:family="paragraph" style:parent-style-name="Text_20_body" style:list-style-name="L12"/>
    <style:style style:name="P312" style:family="paragraph" style:parent-style-name="Text_20_body" style:list-style-name="L14"/>
    <style:style style:name="P313" style:family="paragraph" style:parent-style-name="Text_20_body" style:list-style-name="L16"/>
    <style:style style:name="P314" style:family="paragraph" style:parent-style-name="Text_20_body" style:list-style-name="L18"/>
    <style:style style:name="P315" style:family="paragraph" style:parent-style-name="Text_20_body" style:list-style-name="L20"/>
    <style:style style:name="P316"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317" style:family="paragraph" style:parent-style-name="Text_20_body" style:list-style-name="L1">
      <style:paragraph-properties fo:margin-left="1.5in" fo:margin-right="1.5in" fo:text-align="justify" style:justify-single-word="false" fo:text-indent="0in" style:auto-text-indent="false" style:writing-mode="page"/>
    </style:style>
    <style:style style:name="P318" style:family="paragraph" style:parent-style-name="Text_20_body" style:list-style-name="L2">
      <style:paragraph-properties fo:margin-left="1.5in" fo:margin-right="1.5in" fo:text-align="justify" style:justify-single-word="false" fo:text-indent="0in" style:auto-text-indent="false" style:writing-mode="page"/>
    </style:style>
    <style:style style:name="P319"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320"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32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32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323"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324"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325" style:family="paragraph" style:parent-style-name="Text_20_body" style:list-style-name="L4">
      <style:paragraph-properties fo:margin-top="0in" fo:margin-bottom="0in" loext:contextual-spacing="false"/>
    </style:style>
    <style:style style:name="P326" style:family="paragraph" style:parent-style-name="Text_20_body" style:list-style-name="L6">
      <style:paragraph-properties fo:margin-top="0in" fo:margin-bottom="0in" loext:contextual-spacing="false"/>
    </style:style>
    <style:style style:name="P327" style:family="paragraph" style:parent-style-name="Text_20_body" style:list-style-name="L8">
      <style:paragraph-properties fo:margin-top="0in" fo:margin-bottom="0in" loext:contextual-spacing="false"/>
    </style:style>
    <style:style style:name="P328" style:family="paragraph" style:parent-style-name="Text_20_body" style:list-style-name="L9">
      <style:paragraph-properties fo:margin-top="0in" fo:margin-bottom="0in" loext:contextual-spacing="false"/>
    </style:style>
    <style:style style:name="P329" style:family="paragraph" style:parent-style-name="Text_20_body" style:list-style-name="L10">
      <style:paragraph-properties fo:margin-top="0in" fo:margin-bottom="0in" loext:contextual-spacing="false"/>
    </style:style>
    <style:style style:name="P330" style:family="paragraph" style:parent-style-name="Text_20_body" style:list-style-name="L12">
      <style:paragraph-properties fo:margin-top="0in" fo:margin-bottom="0in" loext:contextual-spacing="false"/>
    </style:style>
    <style:style style:name="P331" style:family="paragraph" style:parent-style-name="Text_20_body" style:list-style-name="L14">
      <style:paragraph-properties fo:margin-top="0in" fo:margin-bottom="0in" loext:contextual-spacing="false"/>
    </style:style>
    <style:style style:name="P332" style:family="paragraph" style:parent-style-name="Text_20_body" style:list-style-name="L16">
      <style:paragraph-properties fo:margin-top="0in" fo:margin-bottom="0in" loext:contextual-spacing="false"/>
    </style:style>
    <style:style style:name="P333" style:family="paragraph" style:parent-style-name="Text_20_body" style:list-style-name="L18">
      <style:paragraph-properties fo:margin-top="0in" fo:margin-bottom="0in" loext:contextual-spacing="false"/>
    </style:style>
    <style:style style:name="P334"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fo:font-weight="normal" officeooo:rsid="0041b78e" style:font-size-asian="8.75pt" style:font-weight-asian="normal" style:font-size-complex="10pt" style:font-weight-complex="normal"/>
    </style:style>
    <style:style style:name="T65" style:family="text">
      <style:text-properties style:text-underline-style="none" officeooo:rsid="0027dbb0"/>
    </style:style>
    <style:style style:name="T66" style:family="text">
      <style:text-properties style:text-underline-style="none" officeooo:rsid="00337418"/>
    </style:style>
    <style:style style:name="T67" style:family="text">
      <style:text-properties style:text-underline-style="none" officeooo:rsid="003545b6"/>
    </style:style>
    <style:style style:name="T68" style:family="text">
      <style:text-properties style:text-underline-style="none" officeooo:rsid="0038da23"/>
    </style:style>
    <style:style style:name="T69" style:family="text">
      <style:text-properties style:text-underline-style="none" style:font-size-asian="8.75pt" style:font-size-complex="10pt"/>
    </style:style>
    <style:style style:name="T70" style:family="text">
      <style:text-properties officeooo:rsid="00a2ed8e"/>
    </style:style>
    <style:style style:name="T71" style:family="text">
      <style:text-properties officeooo:rsid="002a0998"/>
    </style:style>
    <style:style style:name="T72" style:family="text">
      <style:text-properties officeooo:rsid="002bdc15"/>
    </style:style>
    <style:style style:name="T73" style:family="text">
      <style:text-properties officeooo:rsid="00181a04"/>
    </style:style>
    <style:style style:name="T74" style:family="text">
      <style:text-properties officeooo:rsid="004947bf"/>
    </style:style>
    <style:style style:name="T75" style:family="text">
      <style:text-properties officeooo:rsid="004f7a1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Anthis Reborn</text:p>
      <text:p text:style-name="P110"/>
      <text:p text:style-name="P22">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244">Character Creation</text:p>
      <text:p text:style-name="P40">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54" text:outline-level="5"><text:bookmark text:name="character-creation-checklist"/>Character Creation Checklist</text:h>
      <text:p text:style-name="P43">The steps to creating your Anthis Reborn character are as follows:</text:p>
      <text:list xml:id="list381361910" text:style-name="L1">
        <text:list-item>
          <text:p text:style-name="P316"><text:span text:style-name="T23">Generate your 7 <text:s/></text:span><text:span text:style-name="Strong_20_Emphasis"><text:span text:style-name="T23">Primary Stats</text:span></text:span></text:p>
        </text:list-item>
        <text:list-item>
          <text:p text:style-name="P316"><text:span text:style-name="T23">Choose your <text:s/></text:span><text:span text:style-name="Strong_20_Emphasis"><text:span text:style-name="T23">Campaign Role</text:span></text:span></text:p>
        </text:list-item>
        <text:list-item>
          <text:p text:style-name="P316"><text:span text:style-name="T23">Calculate your <text:s/></text:span><text:span text:style-name="Strong_20_Emphasis"><text:span text:style-name="T23">Figured Stats</text:span></text:span></text:p>
        </text:list-item>
        <text:list-item>
          <text:p text:style-name="P316"><text:span text:style-name="T23">Choose 4 <text:s/></text:span><text:span text:style-name="Strong_20_Emphasis"><text:span text:style-name="T23">Background Skills</text:span></text:span></text:p>
        </text:list-item>
        <text:list-item>
          <text:p text:style-name="P316"><text:span text:style-name="T23">Choose 6 <text:s/></text:span><text:span text:style-name="Strong_20_Emphasis"><text:span text:style-name="T23">Tag Skills</text:span></text:span></text:p>
        </text:list-item>
        <text:list-item>
          <text:p text:style-name="P317"><text:span text:style-name="T23">Choose 1 <text:s/></text:span><text:span text:style-name="Strong_20_Emphasis"><text:span text:style-name="T23">Starting Talent</text:span></text:span></text:p>
        </text:list-item>
      </text:list>
      <text:p text:style-name="Horizontal_20_Line"/>
      <text:p text:style-name="P112">Primary Stats</text:p>
      <text:p text:style-name="P66"/>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42"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42"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42"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42"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42" text:outline-level="4"><text:bookmark text:name="wit-w-"/>Wit (W)</text:h>
      <text:p text:style-name="P2">Your wits are a measure of your intelligence and your perception. If you need to answer a riddle or spot a subtle clue hidden in a room, you will make a wit test.</text:p>
      <text:h text:style-name="P142" text:outline-level="4"><text:bookmark text:name="power-p-"/>Power (P)</text:h>
      <text:p text:style-name="P2">Power represents your force of will, your luck, and your connection with the magical aspects of Anthis. Characters with a high power score make the best mages and priests.</text:p>
      <text:h text:style-name="P142"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49" text:outline-level="5"><text:bookmark text:name="character-creation-checklist1"/>Character Creation Checklist</text:h>
      <text:list xml:id="list2680720346" text:style-name="L2">
        <text:list-item>
          <text:p text:style-name="P318"><text:span text:style-name="T23">Generate your 7 <text:s/></text:span><text:span text:style-name="Strong_20_Emphasis"><text:span text:style-name="T23">Primary Stats</text:span></text:span></text:p>
        </text:list-item>
      </text:list>
      <text:p text:style-name="P45"><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237"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34"><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239">Effect Dice</text:p>
      <text:p text:style-name="P220"/>
      <text:p text:style-name="P234"><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234"><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41">Stat Value</text:p>
          </table:table-cell>
          <table:table-cell table:style-name="Table1.A1" office:value-type="string">
            <text:p text:style-name="P41">Effect Die</text:p>
          </table:table-cell>
        </table:table-row>
        <table:table-row>
          <table:table-cell table:style-name="Table1.A1" office:value-type="string">
            <text:p text:style-name="P42">0-3</text:p>
          </table:table-cell>
          <table:table-cell table:style-name="Table1.A1" office:value-type="string">
            <text:p text:style-name="P42">1d3-1</text:p>
          </table:table-cell>
        </table:table-row>
        <table:table-row>
          <table:table-cell table:style-name="Table1.A1" office:value-type="string">
            <text:p text:style-name="P42">4-5</text:p>
          </table:table-cell>
          <table:table-cell table:style-name="Table1.A1" office:value-type="string">
            <text:p text:style-name="P42">1d3</text:p>
          </table:table-cell>
        </table:table-row>
        <table:table-row>
          <table:table-cell table:style-name="Table1.A1" office:value-type="string">
            <text:p text:style-name="P42">6-8</text:p>
          </table:table-cell>
          <table:table-cell table:style-name="Table1.A1" office:value-type="string">
            <text:p text:style-name="P42">1d4</text:p>
          </table:table-cell>
        </table:table-row>
        <table:table-row>
          <table:table-cell table:style-name="Table1.A1" office:value-type="string">
            <text:p text:style-name="P42">9-12</text:p>
          </table:table-cell>
          <table:table-cell table:style-name="Table1.A1" office:value-type="string">
            <text:p text:style-name="P42">1d6</text:p>
          </table:table-cell>
        </table:table-row>
        <table:table-row>
          <table:table-cell table:style-name="Table1.A1" office:value-type="string">
            <text:p text:style-name="P42">13-15</text:p>
          </table:table-cell>
          <table:table-cell table:style-name="Table1.A1" office:value-type="string">
            <text:p text:style-name="P42">1d8</text:p>
          </table:table-cell>
        </table:table-row>
        <table:table-row>
          <table:table-cell table:style-name="Table1.A1" office:value-type="string">
            <text:p text:style-name="P42">16-18</text:p>
          </table:table-cell>
          <table:table-cell table:style-name="Table1.A1" office:value-type="string">
            <text:p text:style-name="P42">1d10</text:p>
          </table:table-cell>
        </table:table-row>
        <table:table-row>
          <table:table-cell table:style-name="Table1.A1" office:value-type="string">
            <text:p text:style-name="P42">19-20</text:p>
          </table:table-cell>
          <table:table-cell table:style-name="Table1.A1" office:value-type="string">
            <text:p text:style-name="P42">1d12</text:p>
          </table:table-cell>
        </table:table-row>
        <table:table-row>
          <table:table-cell table:style-name="Table1.A1" office:value-type="string">
            <text:p text:style-name="P42">21-22</text:p>
          </table:table-cell>
          <table:table-cell table:style-name="Table1.A1" office:value-type="string">
            <text:p text:style-name="P42">1d12+1</text:p>
          </table:table-cell>
        </table:table-row>
        <table:table-row>
          <table:table-cell table:style-name="Table1.A1" office:value-type="string">
            <text:p text:style-name="P42">23-24</text:p>
          </table:table-cell>
          <table:table-cell table:style-name="Table1.A1" office:value-type="string">
            <text:p text:style-name="P42">1d12+2</text:p>
          </table:table-cell>
        </table:table-row>
      </table:table>
      <text:p text:style-name="P219"/>
      <text:p text:style-name="P243">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50" text:outline-level="5">Character Creation Checklist</text:h>
      <text:list xml:id="list154709892647334" text:continue-numbering="true" text:style-name="L2">
        <text:list-item>
          <text:p text:style-name="P319"><text:span text:style-name="Strong_20_Emphasis"><text:span text:style-name="T25">Choose your <text:s/></text:span></text:span><text:span text:style-name="Strong_20_Emphasis"><text:span text:style-name="T30">Campaign Role</text:span></text:span></text:p>
        </text:list-item>
      </text:list>
      <text:p text:style-name="P46"><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42"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2628523252" text:style-name="L3">
              <text:list-item>
                <text:p text:style-name="P323">You get a vote in the Enclave's Council and can bring up possible policy changes by petitioning your father.</text:p>
              </text:list-item>
              <text:list-item>
                <text:p text:style-name="P323">The rule of the enclave will fall to you in the event of your father's death.</text:p>
              </text:list-item>
              <text:list-item>
                <text:p text:style-name="P298">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57647183" text:style-name="L4">
              <text:list-item>
                <text:p text:style-name="P325"><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325"><text:soft-page-break/><text:span text:style-name="Strong_20_Emphasis"><text:span text:style-name="T20">Shadow Slayer </text:span></text:span><text:span text:style-name="T20">-- You get +1 attack, +1 defense and +1 damage when fighting agents of Shadow.</text:span></text:p>
              </text:list-item>
              <text:list-item>
                <text:p text:style-name="P325"><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307"><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2"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4057470807" text:style-name="L5">
              <text:list-item>
                <text:p text:style-name="P324">Your father gets a vote in the Enclave Council and you have his ear.</text:p>
              </text:list-item>
              <text:list-item>
                <text:p text:style-name="P299">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3485052716" text:style-name="L6">
              <text:list-item>
                <text:p text:style-name="P326"><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326"><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326"><text:span text:style-name="Strong_20_Emphasis"><text:span text:style-name="T20">Unproven </text:span></text:span><text:span text:style-name="T20">-- You still feel the need to prove yourself. You gain +1 personal inspiration and team inspiration.</text:span></text:p>
              </text:list-item>
              <text:list-item>
                <text:p text:style-name="P308"><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2"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35"><text:span text:style-name="Emphasis"><text:span text:style-name="T36">E</text:span></text:span><text:span text:style-name="Emphasis"><text:span text:style-name="Strong_20_Emphasis"><text:span text:style-name="T20">nclave Effects:</text:span></text:span></text:span></text:p>
            <text:list xml:id="list1621809196" text:style-name="L7">
              <text:list-item>
                <text:p text:style-name="P300">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3977378337" text:style-name="L8">
              <text:list-item>
                <text:p text:style-name="P327"><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327"><text:span text:style-name="Strong_20_Emphasis"><text:span text:style-name="T20">Learned </text:span></text:span><text:span text:style-name="T20">-- You begin the game with a second spell list and one spell from that list.</text:span></text:p>
              </text:list-item>
              <text:list-item>
                <text:p text:style-name="P327"><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309"><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42"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36"><text:span text:style-name="Emphasis"><text:span text:style-name="T35">Enclave Effects:</text:span></text:span></text:p>
            <text:list xml:id="list3260886629" text:style-name="L9">
              <text:list-item>
                <text:p text:style-name="P328"><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301">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967239595" text:style-name="L10">
              <text:list-item>
                <text:p text:style-name="P329"><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329"><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329"><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310"><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6"/>
      <text:h text:style-name="P142"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37"><text:span text:style-name="Strong_20_Emphasis"><text:span text:style-name="T20">Enclave Effects:</text:span></text:span></text:p>
            <text:list xml:id="list3775397051" text:style-name="L11">
              <text:list-item>
                <text:p text:style-name="P302">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3467673398" text:style-name="L12">
              <text:list-item>
                <text:p text:style-name="P330"><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330"><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330"><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311"><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63"/>
      <text:h text:style-name="P143"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37"><text:span text:style-name="Emphasis"><text:span text:style-name="T35">Enclave Effects:</text:span></text:span></text:p>
            <text:list xml:id="list1283271493" text:style-name="L13">
              <text:list-item>
                <text:p text:style-name="P303">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3628419508" text:style-name="L14">
              <text:list-item>
                <text:p text:style-name="P331"><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331"><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331"><text:span text:style-name="Strong_20_Emphasis"><text:span text:style-name="T20">Swift Hunter </text:span></text:span><text:span text:style-name="T20">-- You get +1 Initiative, +1 to your Combat Move and +1 bonus to Dodge.</text:span></text:p>
              </text:list-item>
              <text:list-item>
                <text:p text:style-name="P312"><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7"/>
      <text:h text:style-name="P143"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38"><text:span text:style-name="Strong_20_Emphasis"><text:span text:style-name="T20">Enclave Effects:</text:span></text:span></text:p>
            <text:list xml:id="list620992162" text:style-name="L15">
              <text:list-item>
                <text:p text:style-name="P304">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1569809984" text:style-name="L16">
              <text:list-item>
                <text:p text:style-name="P332"><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332"><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332"><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1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8"/>
      <text:h text:style-name="P144"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39"><text:span text:style-name="Emphasis"><text:span text:style-name="T35">Enclave Effects:</text:span></text:span></text:p>
            <text:list xml:id="list3546175619" text:style-name="L17">
              <text:list-item>
                <text:p text:style-name="P305">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1139543574" text:style-name="L18">
              <text:list-item>
                <text:p text:style-name="P333"><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33"><text:span text:style-name="Strong_20_Emphasis"><text:span text:style-name="T20">Tough </text:span></text:span><text:span text:style-name="T20">-- You get +1 Toughness and you begin the game with +4 additional hit points.</text:span></text:p>
              </text:list-item>
              <text:list-item>
                <text:p text:style-name="P333"><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31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9"/>
      <text:h text:style-name="P145"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39"><text:span text:style-name="Strong_20_Emphasis"><text:span text:style-name="T20">Enclave Effects:</text:span></text:span></text:p>
            <text:list xml:id="list3920092351" text:style-name="L19">
              <text:list-item>
                <text:p text:style-name="P306">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3866609966" text:style-name="L20">
              <text:list-item>
                <text:p text:style-name="P334"><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334"><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315"><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19"/>
      <text:p text:style-name="P29">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0">Hit Points (HP)</text:p>
          </table:table-cell>
          <table:table-cell table:style-name="Table11.A1" office:value-type="string">
            <text:p text:style-name="P26">How much damage you can take before being killed or seriously injured</text:p>
          </table:table-cell>
          <table:table-cell table:style-name="Table11.A1" office:value-type="string">
            <text:p text:style-name="P21"><text:span text:style-name="Emphasis"><text:span text:style-name="T38">Hit Points = Toughness + 1/2 Muscle + 1/2 Power</text:span></text:span></text:p>
          </table:table-cell>
          <table:table-cell table:style-name="Table11.D1" office:value-type="string">
            <text:p text:style-name="P27">Round fractions of muscle and power up so that a 7 muscle would give you 4 additional hit points).</text:p>
          </table:table-cell>
        </table:table-row>
        <table:table-row>
          <table:table-cell table:style-name="Table11.A2" office:value-type="string">
            <text:p text:style-name="P191">Initiative (INI)</text:p>
          </table:table-cell>
          <table:table-cell table:style-name="Table11.A2" office:value-type="string">
            <text:p text:style-name="P147">Determines who goes first in a combat round</text:p>
          </table:table-cell>
          <table:table-cell table:style-name="Table11.A2" office:value-type="string">
            <text:p text:style-name="P21"><text:span text:style-name="Emphasis"><text:span text:style-name="T38">Initiative = Reflex Bonus + Wit Bonus</text:span></text:span></text:p>
          </table:table-cell>
          <table:table-cell table:style-name="Table11.D2" office:value-type="string">
            <text:p text:style-name="P25">Remember that each bonus might have a 1/2 and that two half bonuses will add up to a +1.</text:p>
          </table:table-cell>
        </table:table-row>
        <text:soft-page-break/>
        <table:table-row>
          <table:table-cell table:style-name="Table11.A2" office:value-type="string">
            <text:p text:style-name="P191">Combat Move (MV)</text:p>
          </table:table-cell>
          <table:table-cell table:style-name="Table11.A2" office:value-type="string">
            <text:p text:style-name="P147">The number of hexes you can move in a single full-move action</text:p>
          </table:table-cell>
          <table:table-cell table:style-name="Table11.A2" office:value-type="string">
            <text:p text:style-name="P28"><text:span text:style-name="Emphasis">Combat Move = 6 Hexes/Combat Round</text:span></text:p>
          </table:table-cell>
          <table:table-cell table:style-name="Table11.D2" office:value-type="string">
            <text:p text:style-name="P146"/>
          </table:table-cell>
        </table:table-row>
        <table:table-row>
          <table:table-cell table:style-name="Table11.A2" office:value-type="string">
            <text:p text:style-name="P191">Base Defense (BD)</text:p>
          </table:table-cell>
          <table:table-cell table:style-name="Table11.A2" office:value-type="string">
            <text:p text:style-name="P147">Your defenses degrade as you are attacked multiple times in a combat round. Your base defense is the lowest this value can ever go</text:p>
          </table:table-cell>
          <table:table-cell table:style-name="Table11.A2" office:value-type="string">
            <text:p text:style-name="P28"><text:span text:style-name="Emphasis">Base Defense = 6</text:span></text:p>
          </table:table-cell>
          <table:table-cell table:style-name="Table11.D2" office:value-type="string">
            <text:p text:style-name="P146"/>
          </table:table-cell>
        </table:table-row>
      </table:table>
      <text:p text:style-name="P5"/>
      <text:p text:style-name="Horizontal_20_Line"/>
      <text:h text:style-name="P51" text:outline-level="5">Character Creation Checklist</text:h>
      <text:list xml:id="list154709361671684" text:continue-list="list154709892647334" text:style-name="L2">
        <text:list-item>
          <text:p text:style-name="P320"><text:span text:style-name="Strong_20_Emphasis"><text:span text:style-name="T26">Calculate your <text:s/></text:span></text:span><text:span text:style-name="Strong_20_Emphasis"><text:span text:style-name="T31">Figured Stats</text:span></text:span></text:p>
        </text:list-item>
      </text:list>
      <text:p text:style-name="P44"><text:span text:style-name="T2">To calculate your figured stats, just follow the formulas listed above, paying close attention to the handling of fractions.</text:span> </text:p>
      <text:p text:style-name="Horizontal_20_Line"/>
      <text:p text:style-name="Text_20_body"/>
      <text:h text:style-name="P236"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42"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52" text:outline-level="5">Character Creation Checklist</text:h>
      <text:list xml:id="list154710393863933" text:continue-numbering="true" text:style-name="L2">
        <text:list-item>
          <text:p text:style-name="P321"><text:span text:style-name="Strong_20_Emphasis"><text:span text:style-name="T27">Choose 4 </text:span></text:span><text:span text:style-name="Strong_20_Emphasis"><text:span text:style-name="T32"><text:s/>Background Skills</text:span></text:span></text:p>
        </text:list-item>
      </text:list>
      <text:p text:style-name="P47"><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42"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52" text:outline-level="5">Character Creation Checklist</text:h>
      <text:list xml:id="list154709469529180" text:continue-numbering="true" text:style-name="L2">
        <text:list-item>
          <text:p text:style-name="P321"><text:span text:style-name="Strong_20_Emphasis"><text:span text:style-name="T27">Choose 6 </text:span></text:span><text:span text:style-name="Strong_20_Emphasis"><text:span text:style-name="T32"><text:s/>Tag Skills</text:span></text:span></text:p>
        </text:list-item>
      </text:list>
      <text:p text:style-name="P47"><text:span text:style-name="T3">Choose 6 skills from the skill list, and record the fact that they are tagged and will contribute to your leveling.</text:span><text:span text:style-name="T26"> </text:span></text:p>
      <text:p text:style-name="Horizontal_20_Line"/>
      <text:h text:style-name="P142" text:outline-level="4"><text:bookmark text:name="skill-level"/>Skill Level</text:h>
      <text:p text:style-name="P2">Every skill you select as either a background or tag skill gets a starting skill level of 8.</text:p>
      <text:h text:style-name="P142"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67">Combat Skills</text:p>
      <text:p text:style-name="P6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21">Skill Name</text:p>
          </table:table-cell>
          <table:table-cell table:style-name="Table16.A1" office:value-type="string">
            <text:p text:style-name="P221">Stats</text:p>
          </table:table-cell>
          <table:table-cell table:style-name="Table16.A1" office:value-type="string">
            <text:p text:style-name="P221">Default</text:p>
          </table:table-cell>
          <table:table-cell table:style-name="Table16.A1" office:value-type="string">
            <text:p text:style-name="P221">Notes</text:p>
          </table:table-cell>
        </table:table-row>
        <table:table-row>
          <table:table-cell table:style-name="Table16.A1" office:value-type="string">
            <text:p text:style-name="P224">Bow</text:p>
          </table:table-cell>
          <table:table-cell table:style-name="Table16.A1" office:value-type="string">
            <text:p text:style-name="P224">RS</text:p>
          </table:table-cell>
          <table:table-cell table:style-name="Table16.A1" office:value-type="string">
            <text:p text:style-name="P225">4</text:p>
          </table:table-cell>
          <table:table-cell table:style-name="Table16.A1" office:value-type="string">
            <text:p text:style-name="P224">Bows – features piercing, improved range and defensive options for archers</text:p>
          </table:table-cell>
        </table:table-row>
        <table:table-row>
          <table:table-cell table:style-name="Table16.A1" office:value-type="string">
            <text:p text:style-name="P224">Brawling</text:p>
          </table:table-cell>
          <table:table-cell table:style-name="Table16.A1" office:value-type="string">
            <text:p text:style-name="P224">MT</text:p>
          </table:table-cell>
          <table:table-cell table:style-name="Table16.A1" office:value-type="string">
            <text:p text:style-name="P225">8</text:p>
          </table:table-cell>
          <table:table-cell table:style-name="Table16.A1" office:value-type="string">
            <text:p text:style-name="P235"><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224">Dirty Fighting</text:p>
          </table:table-cell>
          <table:table-cell table:style-name="Table16.A1" office:value-type="string">
            <text:p text:style-name="P224">RW</text:p>
          </table:table-cell>
          <table:table-cell table:style-name="Table16.A1" office:value-type="string">
            <text:p text:style-name="P225">0</text:p>
          </table:table-cell>
          <table:table-cell table:style-name="Table16.A1" office:value-type="string">
            <text:p text:style-name="P235"><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224">Dual Wield</text:p>
          </table:table-cell>
          <table:table-cell table:style-name="Table16.A1" office:value-type="string">
            <text:p text:style-name="P224">RS</text:p>
          </table:table-cell>
          <table:table-cell table:style-name="Table16.A1" office:value-type="string">
            <text:p text:style-name="P225">0</text:p>
          </table:table-cell>
          <table:table-cell table:style-name="Table16.A1" office:value-type="string">
            <text:p text:style-name="P235"><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224">Dueling</text:p>
          </table:table-cell>
          <table:table-cell table:style-name="Table16.A1" office:value-type="string">
            <text:p text:style-name="P224">R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224">Great Weapon</text:p>
          </table:table-cell>
          <table:table-cell table:style-name="Table16.A1" office:value-type="string">
            <text:p text:style-name="P224">M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224">One-Hand &amp; Shield</text:p>
          </table:table-cell>
          <table:table-cell table:style-name="Table16.A1" office:value-type="string">
            <text:p text:style-name="P224">ST</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224">Polearm</text:p>
          </table:table-cell>
          <table:table-cell table:style-name="Table16.A1" office:value-type="string">
            <text:p text:style-name="P224">M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224">Spear &amp; Shield</text:p>
          </table:table-cell>
          <table:table-cell table:style-name="Table16.A1" office:value-type="string">
            <text:p text:style-name="P224">ST</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224">Spell</text:p>
          </table:table-cell>
          <table:table-cell table:style-name="Table16.A1" office:value-type="string">
            <text:p text:style-name="P224">PR</text:p>
          </table:table-cell>
          <table:table-cell table:style-name="Table16.A1" office:value-type="string">
            <text:p text:style-name="P225">8/0</text:p>
          </table:table-cell>
          <table:table-cell table:style-name="Table16.A1" office:value-type="string">
            <text:p text:style-name="P235"><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224">Staff</text:p>
          </table:table-cell>
          <table:table-cell table:style-name="Table16.A1" office:value-type="string">
            <text:p text:style-name="P224">PS</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224">Thrown</text:p>
          </table:table-cell>
          <table:table-cell table:style-name="Table16.A1" office:value-type="string">
            <text:p text:style-name="P224">MR</text:p>
          </table:table-cell>
          <table:table-cell table:style-name="Table16.A1" office:value-type="string">
            <text:p text:style-name="P225">4</text:p>
          </table:table-cell>
          <table:table-cell table:style-name="Table16.A1" office:value-type="string">
            <text:p text:style-name="P235"><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64"/>
      <text:p text:style-name="P57">Adventuring Skills</text:p>
      <text:p text:style-name="P6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1">Skill Name</text:p>
          </table:table-cell>
          <table:table-cell table:style-name="Table17.A1" office:value-type="string">
            <text:p text:style-name="P221">Stats</text:p>
          </table:table-cell>
          <table:table-cell table:style-name="Table17.A1" office:value-type="string">
            <text:p text:style-name="P221">Default</text:p>
          </table:table-cell>
          <table:table-cell table:style-name="Table17.A1" office:value-type="string">
            <text:p text:style-name="P221">Notes</text:p>
          </table:table-cell>
        </table:table-row>
        <table:table-row>
          <table:table-cell table:style-name="Table17.A1" office:value-type="string">
            <text:p text:style-name="P224">Acting</text:p>
          </table:table-cell>
          <table:table-cell table:style-name="Table17.A1" office:value-type="string">
            <text:p text:style-name="P224">CW</text:p>
          </table:table-cell>
          <table:table-cell table:style-name="Table17.A1" office:value-type="string">
            <text:p text:style-name="P225">4</text:p>
          </table:table-cell>
          <table:table-cell table:style-name="Table17.A1" office:value-type="string">
            <text:list xml:id="list2748127467" text:style-name="L21">
              <text:list-item>
                <text:p text:style-name="P273">Used to convincingly act like someone else or to hide your motives and true feelings</text:p>
              </text:list-item>
              <text:list-item>
                <text:p text:style-name="P273">Used to disguise yourself to look like someone else</text:p>
              </text:list-item>
              <text:list-item>
                <text:p text:style-name="P282"><text:span text:style-name="Default_20_Paragraph_20_Font"><text:span text:style-name="T20">Can be used to thwart </text:span></text:span><text:span text:style-name="Default_20_Paragraph_20_Font"><text:span text:style-name="T29">Converse, Interrogate</text:span></text:span></text:p>
              </text:list-item>
              <text:list-item>
                <text:p text:style-name="P282"><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224">Animal Lore</text:p>
          </table:table-cell>
          <table:table-cell table:style-name="Table17.A1" office:value-type="string">
            <text:p text:style-name="P224">PW</text:p>
          </table:table-cell>
          <table:table-cell table:style-name="Table17.A1" office:value-type="string">
            <text:p text:style-name="P225">0</text:p>
          </table:table-cell>
          <table:table-cell table:style-name="Table17.A1" office:value-type="string">
            <text:list xml:id="list154710783070916" text:continue-numbering="true" text:style-name="L21">
              <text:list-item>
                <text:p text:style-name="P273">Used to tame, train, treat animals</text:p>
              </text:list-item>
              <text:list-item>
                <text:p text:style-name="P273">Also used to learn stats about beasts</text:p>
              </text:list-item>
            </text:list>
          </table:table-cell>
        </table:table-row>
        <table:table-row>
          <table:table-cell table:style-name="Table17.A1" office:value-type="string">
            <text:p text:style-name="P224">Athlete</text:p>
          </table:table-cell>
          <table:table-cell table:style-name="Table17.A1" office:value-type="string">
            <text:p text:style-name="P224">MT</text:p>
          </table:table-cell>
          <table:table-cell table:style-name="Table17.A1" office:value-type="string">
            <text:p text:style-name="P225">8</text:p>
          </table:table-cell>
          <table:table-cell table:style-name="Table17.A1" office:value-type="string">
            <text:list xml:id="list154711001623324" text:continue-numbering="true" text:style-name="L21">
              <text:list-item>
                <text:p text:style-name="P273">Used to run faster and jump higher than normal</text:p>
              </text:list-item>
              <text:list-item>
                <text:p text:style-name="P273">Used in contests of physical prowess</text:p>
              </text:list-item>
              <text:list-item>
                <text:p text:style-name="P282"><text:span text:style-name="Default_20_Paragraph_20_Font"><text:span text:style-name="T20">Used to </text:span></text:span><text:span text:style-name="Default_20_Paragraph_20_Font"><text:span text:style-name="T29">Swim</text:span></text:span></text:p>
              </text:list-item>
              <text:list-item>
                <text:p text:style-name="P273"><text:soft-page-break/>Opens access to acrobatic talent trees if given a bonus or tagged</text:p>
              </text:list-item>
            </text:list>
          </table:table-cell>
        </table:table-row>
        <table:table-row>
          <table:table-cell table:style-name="Table17.A1" office:value-type="string">
            <text:p text:style-name="P224">Climb</text:p>
          </table:table-cell>
          <table:table-cell table:style-name="Table17.A1" office:value-type="string">
            <text:p text:style-name="P224">RS</text:p>
          </table:table-cell>
          <table:table-cell table:style-name="Table17.A1" office:value-type="string">
            <text:p text:style-name="P225">4</text:p>
          </table:table-cell>
          <table:table-cell table:style-name="Table17.A1" office:value-type="string">
            <text:list xml:id="list154710843969198" text:continue-numbering="true" text:style-name="L21">
              <text:list-item>
                <text:p text:style-name="P273">Physical skill used to climb surfaces</text:p>
              </text:list-item>
              <text:list-item>
                <text:p text:style-name="P273">Given the right talents, can be used to avoid fall damage from any height</text:p>
              </text:list-item>
            </text:list>
          </table:table-cell>
        </table:table-row>
        <table:table-row>
          <table:table-cell table:style-name="Table17.A1" office:value-type="string">
            <text:p text:style-name="P224">Converse</text:p>
          </table:table-cell>
          <table:table-cell table:style-name="Table17.A1" office:value-type="string">
            <text:p text:style-name="P224">CW</text:p>
          </table:table-cell>
          <table:table-cell table:style-name="Table17.A1" office:value-type="string">
            <text:p text:style-name="P225">4</text:p>
          </table:table-cell>
          <table:table-cell table:style-name="Table17.A1" office:value-type="string">
            <text:list xml:id="list154709854717276" text:continue-numbering="true" text:style-name="L21">
              <text:list-item>
                <text:p text:style-name="P273">Ability to gain information from conversation with other characters (usually NPCs)</text:p>
              </text:list-item>
              <text:list-item>
                <text:p text:style-name="P273">Can be used to discern a character’s motives</text:p>
              </text:list-item>
              <text:list-item>
                <text:p text:style-name="P273">Can be used to discern if a character is lying to you</text:p>
              </text:list-item>
              <text:list-item>
                <text:p text:style-name="P273">Used to avoid social penalties for cultural differences</text:p>
              </text:list-item>
              <text:list-item>
                <text:p text:style-name="P273">Used to quickly fit in/make friends in a new social environment</text:p>
              </text:list-item>
            </text:list>
          </table:table-cell>
        </table:table-row>
        <table:table-row>
          <table:table-cell table:style-name="Table17.A1" office:value-type="string">
            <text:p text:style-name="P224">Craftsman</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154709681374471" text:continue-numbering="true" text:style-name="L21">
              <text:list-item>
                <text:p text:style-name="P273">Used to create or repair simple items and devices</text:p>
              </text:list-item>
              <text:list-item>
                <text:p text:style-name="P273">Used to repair wear and tear on weapons and armor</text:p>
              </text:list-item>
              <text:list-item>
                <text:p text:style-name="P273">Armor/Weapon Smith, Jeweler and Woodworker can substitute for this skill</text:p>
              </text:list-item>
            </text:list>
          </table:table-cell>
        </table:table-row>
        <table:table-row>
          <table:table-cell table:style-name="Table17.A1" office:value-type="string">
            <text:p text:style-name="P224">Diplomat</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154710787986784" text:continue-numbering="true" text:style-name="L21">
              <text:list-item>
                <text:p text:style-name="P273">Used to negotiate deals and treaties between organizations</text:p>
              </text:list-item>
              <text:list-item>
                <text:p text:style-name="P273">Can be used to discern the motives of the other negotiating parties</text:p>
              </text:list-item>
              <text:list-item>
                <text:p text:style-name="P273">Used to understand the ramifications of agreements</text:p>
              </text:list-item>
              <text:list-item>
                <text:p text:style-name="P273">Used to get better terms out of the deal</text:p>
              </text:list-item>
            </text:list>
          </table:table-cell>
        </table:table-row>
        <table:table-row>
          <table:table-cell table:style-name="Table17.A1" office:value-type="string">
            <text:p text:style-name="P224">Dodge</text:p>
          </table:table-cell>
          <table:table-cell table:style-name="Table17.A1" office:value-type="string">
            <text:p text:style-name="P224">RS</text:p>
          </table:table-cell>
          <table:table-cell table:style-name="Table17.A1" office:value-type="string">
            <text:p text:style-name="P225">8</text:p>
          </table:table-cell>
          <table:table-cell table:style-name="Table17.A1" office:value-type="string">
            <text:list xml:id="list154709655463870" text:continue-numbering="true" text:style-name="L21">
              <text:list-item>
                <text:p text:style-name="P273"><text:span text:style-name="T45">U</text:span>sed to dodge missile/spell attacks</text:p>
              </text:list-item>
              <text:list-item>
                <text:p text:style-name="P275">You cannot choose dodge as a background or tag skill</text:p>
              </text:list-item>
            </text:list>
          </table:table-cell>
        </table:table-row>
        <table:table-row>
          <table:table-cell table:style-name="Table17.A1" office:value-type="string">
            <text:p text:style-name="P224">Herb Lore</text:p>
          </table:table-cell>
          <table:table-cell table:style-name="Table17.A1" office:value-type="string">
            <text:p text:style-name="P224">PW</text:p>
          </table:table-cell>
          <table:table-cell table:style-name="Table17.A1" office:value-type="string">
            <text:p text:style-name="P225">0</text:p>
          </table:table-cell>
          <table:table-cell table:style-name="Table17.A1" office:value-type="string">
            <text:list xml:id="list154710901690055" text:continue-numbering="true" text:style-name="L21">
              <text:list-item>
                <text:p text:style-name="P273">Used to identify and find useful herbs in the wild</text:p>
              </text:list-item>
              <text:list-item>
                <text:p text:style-name="P273">Used to cultivate herbs</text:p>
              </text:list-item>
              <text:list-item>
                <text:p text:style-name="P273">Used to mix poultices that give small heals and buffs to teammates</text:p>
              </text:list-item>
            </text:list>
          </table:table-cell>
        </table:table-row>
        <table:table-row>
          <table:table-cell table:style-name="Table17.A1" office:value-type="string">
            <text:p text:style-name="P224">Interrogate</text:p>
          </table:table-cell>
          <table:table-cell table:style-name="Table17.A1" office:value-type="string">
            <text:p text:style-name="P224">CP</text:p>
          </table:table-cell>
          <table:table-cell table:style-name="Table17.A1" office:value-type="string">
            <text:p text:style-name="P225">4</text:p>
          </table:table-cell>
          <table:table-cell table:style-name="Table17.A1" office:value-type="string">
            <text:list xml:id="list154710285448196" text:continue-numbering="true" text:style-name="L21">
              <text:list-item>
                <text:p text:style-name="P273">Used to ascertain the truth of information coerced out of prisoners</text:p>
              </text:list-item>
              <text:list-item>
                <text:p text:style-name="P273">Used to gain truthful information from interrogations</text:p>
              </text:list-item>
            </text:list>
          </table:table-cell>
        </table:table-row>
        <table:table-row>
          <table:table-cell table:style-name="Table17.A1" office:value-type="string">
            <text:p text:style-name="P224">Medic</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154709805941888" text:continue-numbering="true" text:style-name="L21">
              <text:list-item>
                <text:p text:style-name="P273">Used to heal damage and reduce or remove the effect of wounds</text:p>
              </text:list-item>
              <text:list-item>
                <text:p text:style-name="P273">In combat, can stop bleeding and dying statuses</text:p>
              </text:list-item>
              <text:list-item>
                <text:p text:style-name="P273">In 5 minutes, can heal 1d4</text:p>
              </text:list-item>
            </text:list>
          </table:table-cell>
        </table:table-row>
        <table:table-row>
          <table:table-cell table:style-name="Table17.A1" office:value-type="string">
            <text:p text:style-name="P224">Navigate</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154711309767899" text:continue-numbering="true" text:style-name="L21">
              <text:list-item>
                <text:p text:style-name="P273">Used to travel overland without incident</text:p>
              </text:list-item>
              <text:list-item>
                <text:p text:style-name="P273">Used to find specific locations within a region</text:p>
              </text:list-item>
            </text:list>
          </table:table-cell>
        </table:table-row>
        <table:table-row>
          <table:table-cell table:style-name="Table17.A1" office:value-type="string">
            <text:p text:style-name="P224">Perform</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154709695890945" text:continue-numbering="true" text:style-name="L21">
              <text:list-item>
                <text:p text:style-name="P273">Used to play instruments, sing, tell stories or otherwise entertain</text:p>
              </text:list-item>
            </text:list>
          </table:table-cell>
        </table:table-row>
        <table:table-row>
          <table:table-cell table:style-name="Table17.A1" office:value-type="string">
            <text:p text:style-name="P224">Persuade</text:p>
          </table:table-cell>
          <table:table-cell table:style-name="Table17.A1" office:value-type="string">
            <text:p text:style-name="P224">CP</text:p>
          </table:table-cell>
          <table:table-cell table:style-name="Table17.A1" office:value-type="string">
            <text:p text:style-name="P225">4</text:p>
          </table:table-cell>
          <table:table-cell table:style-name="Table17.A1" office:value-type="string">
            <text:list xml:id="list154709951935106" text:continue-numbering="true" text:style-name="L21">
              <text:list-item>
                <text:p text:style-name="P273">Used to convince other characters to take a certain course of action</text:p>
              </text:list-item>
            </text:list>
          </table:table-cell>
        </table:table-row>
        <table:table-row>
          <table:table-cell table:style-name="Table17.A16" office:value-type="string">
            <text:p text:style-name="P224">Search</text:p>
          </table:table-cell>
          <table:table-cell table:style-name="Table17.A16" office:value-type="string">
            <text:p text:style-name="P224">RW</text:p>
          </table:table-cell>
          <table:table-cell table:style-name="Table17.A16" office:value-type="string">
            <text:p text:style-name="P225">8</text:p>
          </table:table-cell>
          <table:table-cell table:style-name="Table17.A16" office:value-type="string">
            <text:list xml:id="list154709411537332" text:continue-numbering="true" text:style-name="L21">
              <text:list-item>
                <text:p text:style-name="P276">You cannot choose search as a background or tag skill</text:p>
              </text:list-item>
              <text:list-item>
                <text:p text:style-name="P273">Used to search for secrets, or hide them from prying eyes</text:p>
              </text:list-item>
            </text:list>
          </table:table-cell>
        </table:table-row>
        <table:table-row>
          <table:table-cell table:style-name="Table17.A1" office:value-type="string">
            <text:p text:style-name="P224">Sleight of Hand</text:p>
          </table:table-cell>
          <table:table-cell table:style-name="Table17.A1" office:value-type="string">
            <text:p text:style-name="P224">RS</text:p>
          </table:table-cell>
          <table:table-cell table:style-name="Table17.A1" office:value-type="string">
            <text:p text:style-name="P225">0</text:p>
          </table:table-cell>
          <table:table-cell table:style-name="Table17.A1" office:value-type="string">
            <text:list xml:id="list154710983796134" text:continue-numbering="true" text:style-name="L21">
              <text:list-item>
                <text:p text:style-name="P273">Used to pick pockets, perform minor “magic” tricks, palm small items, escape from bonds</text:p>
              </text:list-item>
            </text:list>
          </table:table-cell>
        </table:table-row>
        <table:table-row>
          <table:table-cell table:style-name="Table17.A1" office:value-type="string">
            <text:p text:style-name="P224">Seduce</text:p>
          </table:table-cell>
          <table:table-cell table:style-name="Table17.A1" office:value-type="string">
            <text:p text:style-name="P224">CP</text:p>
          </table:table-cell>
          <table:table-cell table:style-name="Table17.A1" office:value-type="string">
            <text:p text:style-name="P225">4</text:p>
          </table:table-cell>
          <table:table-cell table:style-name="Table17.A1" office:value-type="string">
            <text:list xml:id="list154709415957051" text:continue-numbering="true" text:style-name="L21">
              <text:list-item>
                <text:p text:style-name="P273">The use of flirtation, attraction, and the promise or exchange of sexual favors to get what you want </text:p>
              </text:list-item>
            </text:list>
          </table:table-cell>
        </table:table-row>
        <table:table-row>
          <table:table-cell table:style-name="Table17.A1" office:value-type="string">
            <text:p text:style-name="P224">Sneak</text:p>
          </table:table-cell>
          <table:table-cell table:style-name="Table17.A1" office:value-type="string">
            <text:p text:style-name="P224">RS</text:p>
          </table:table-cell>
          <table:table-cell table:style-name="Table17.A1" office:value-type="string">
            <text:p text:style-name="P225">4</text:p>
          </table:table-cell>
          <table:table-cell table:style-name="Table17.A1" office:value-type="string">
            <text:list xml:id="list154709991574896" text:continue-numbering="true" text:style-name="L21">
              <text:list-item>
                <text:p text:style-name="P273">Used to conceal oneself from search, or to move quietly and unseen</text:p>
              </text:list-item>
            </text:list>
          </table:table-cell>
        </table:table-row>
        <table:table-row>
          <table:table-cell table:style-name="Table17.A1" office:value-type="string">
            <text:p text:style-name="P224">Streetwise</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154711389116918" text:continue-numbering="true" text:style-name="L21">
              <text:list-item>
                <text:p text:style-name="P273">Used to know about the seedy elements in a city</text:p>
              </text:list-item>
              <text:list-item>
                <text:p text:style-name="P273">Can be used to gain access to criminals, fence stolen goods, and avoid trouble in the bad part of town</text:p>
              </text:list-item>
              <text:list-item>
                <text:p text:style-name="P273">Can be used to gain information about criminal activity</text:p>
              </text:list-item>
            </text:list>
          </table:table-cell>
        </table:table-row>
        <table:table-row>
          <table:table-cell table:style-name="Table17.A1" office:value-type="string">
            <text:p text:style-name="P224">Survival</text:p>
          </table:table-cell>
          <table:table-cell table:style-name="Table17.A1" office:value-type="string">
            <text:p text:style-name="P224">ST</text:p>
          </table:table-cell>
          <table:table-cell table:style-name="Table17.A1" office:value-type="string">
            <text:p text:style-name="P225">0</text:p>
          </table:table-cell>
          <table:table-cell table:style-name="Table17.A1" office:value-type="string">
            <text:list xml:id="list154710409385868" text:continue-numbering="true" text:style-name="L21">
              <text:list-item>
                <text:p text:style-name="P273">Used to camp in hostile terrain to allow you to rest and heal</text:p>
              </text:list-item>
              <text:list-item>
                <text:p text:style-name="P273">Used to avoid natural hazards</text:p>
              </text:list-item>
              <text:list-item>
                <text:p text:style-name="P273">Used to forage for food and water</text:p>
              </text:list-item>
            </text:list>
          </table:table-cell>
        </table:table-row>
        <table:table-row>
          <table:table-cell table:style-name="Table17.A1" office:value-type="string">
            <text:p text:style-name="P224">Theology</text:p>
          </table:table-cell>
          <table:table-cell table:style-name="Table17.A1" office:value-type="string">
            <text:p text:style-name="P224">CP</text:p>
          </table:table-cell>
          <table:table-cell table:style-name="Table17.A1" office:value-type="string">
            <text:p text:style-name="P225">0</text:p>
          </table:table-cell>
          <table:table-cell table:style-name="Table17.A1" office:value-type="string">
            <text:list xml:id="list154711158206634" text:continue-numbering="true" text:style-name="L21">
              <text:list-item>
                <text:p text:style-name="P273">Used to know about the gods of the campaign</text:p>
              </text:list-item>
              <text:list-item>
                <text:p text:style-name="P282"><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273">Used to learn new divine invocations</text:p>
              </text:list-item>
            </text:list>
          </table:table-cell>
        </table:table-row>
        <table:table-row>
          <table:table-cell table:style-name="Table17.A1" office:value-type="string">
            <text:p text:style-name="P224">Trade</text:p>
          </table:table-cell>
          <table:table-cell table:style-name="Table17.A1" office:value-type="string">
            <text:p text:style-name="P224">CW</text:p>
          </table:table-cell>
          <table:table-cell table:style-name="Table17.A1" office:value-type="string">
            <text:p text:style-name="P225">0</text:p>
          </table:table-cell>
          <table:table-cell table:style-name="Table17.A1" office:value-type="string">
            <text:list xml:id="list154710900161382" text:continue-numbering="true" text:style-name="L21">
              <text:list-item>
                <text:p text:style-name="P273">Used to assay normal items and trade goods</text:p>
              </text:list-item>
              <text:list-item>
                <text:p text:style-name="P273">Used to get better deals when buying/selling items</text:p>
              </text:list-item>
            </text:list>
          </table:table-cell>
        </table:table-row>
        <table:table-row>
          <table:table-cell table:style-name="Table17.A1" office:value-type="string">
            <text:p text:style-name="P224">Track</text:p>
          </table:table-cell>
          <table:table-cell table:style-name="Table17.A1" office:value-type="string">
            <text:p text:style-name="P224">RW</text:p>
          </table:table-cell>
          <table:table-cell table:style-name="Table17.A1" office:value-type="string">
            <text:p text:style-name="P225">0</text:p>
          </table:table-cell>
          <table:table-cell table:style-name="Table17.A1" office:value-type="string">
            <text:list xml:id="list154709922722968" text:continue-numbering="true" text:style-name="L21">
              <text:list-item>
                <text:p text:style-name="P273">Used to follow your quarry by the trail they leave behind</text:p>
              </text:list-item>
            </text:list>
          </table:table-cell>
        </table:table-row>
        <table:table-row>
          <table:table-cell table:style-name="Table17.A1" office:value-type="string">
            <text:p text:style-name="P224">Traps</text:p>
          </table:table-cell>
          <table:table-cell table:style-name="Table17.A1" office:value-type="string">
            <text:p text:style-name="P224">SW</text:p>
          </table:table-cell>
          <table:table-cell table:style-name="Table17.A1" office:value-type="string">
            <text:p text:style-name="P225">0</text:p>
          </table:table-cell>
          <table:table-cell table:style-name="Table17.A1" office:value-type="string">
            <text:list xml:id="list154710088588888" text:continue-numbering="true" text:style-name="L21">
              <text:list-item>
                <text:p text:style-name="P273">Used to disarm and possibly set traps</text:p>
              </text:list-item>
            </text:list>
          </table:table-cell>
        </table:table-row>
      </table:table>
      <text:p text:style-name="P58">Magic Skills</text:p>
      <text:p text:style-name="P55"><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22">Skill Name</text:p>
          </table:table-cell>
          <table:table-cell table:style-name="Table12.A1" office:value-type="string">
            <text:p text:style-name="P222">Stats</text:p>
          </table:table-cell>
          <table:table-cell table:style-name="Table12.A1" office:value-type="string">
            <text:p text:style-name="P222">Default</text:p>
          </table:table-cell>
          <table:table-cell table:style-name="Table12.A1" office:value-type="string">
            <text:p text:style-name="P222">Notes</text:p>
          </table:table-cell>
        </table:table-row>
        <table:table-row>
          <table:table-cell table:style-name="Table12.A1" office:value-type="string">
            <text:p text:style-name="P228">Divine Invocation</text:p>
          </table:table-cell>
          <table:table-cell table:style-name="Table12.A1" office:value-type="string">
            <text:p text:style-name="P228">CP</text:p>
          </table:table-cell>
          <table:table-cell table:style-name="Table12.A1" office:value-type="string">
            <text:p text:style-name="P229">0</text:p>
          </table:table-cell>
          <table:table-cell table:style-name="Table12.A1" office:value-type="string">
            <text:list xml:id="list154710157356006" text:continue-numbering="true" text:style-name="L21">
              <text:list-item>
                <text:p text:style-name="P277">Must have the talent <text:span text:style-name="T40">Acolyte Priest</text:span><text:span text:style-name="T6"> before taking this skill</text:span></text:p>
              </text:list-item>
              <text:list-item>
                <text:p text:style-name="P274">Used to invoke your patron god to cast divine spells</text:p>
              </text:list-item>
              <text:list-item>
                <text:p text:style-name="P274">Taking this skill as a background, or focus grants 4 spells</text:p>
              </text:list-item>
              <text:list-item>
                <text:p text:style-name="P283"><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226">Sorcery</text:p>
          </table:table-cell>
          <table:table-cell table:style-name="Table12.A1" office:value-type="string">
            <text:p text:style-name="P227">CP</text:p>
          </table:table-cell>
          <table:table-cell table:style-name="Table12.A1" office:value-type="string">
            <text:p text:style-name="P229">0</text:p>
          </table:table-cell>
          <table:table-cell table:style-name="Table12.A1" office:value-type="string">
            <text:list xml:id="list154709790954883" text:continue-numbering="true" text:style-name="L21">
              <text:list-item>
                <text:p text:style-name="P277">Must have the talent <text:span text:style-name="T40">Sorcery Apprentice</text:span><text:span text:style-name="T6"> before taking this skill</text:span></text:p>
              </text:list-item>
              <text:list-item>
                <text:p text:style-name="P274">Used to <text:span text:style-name="T46">cast sorcery spells</text:span></text:p>
              </text:list-item>
            </text:list>
          </table:table-cell>
        </table:table-row>
        <table:table-row>
          <table:table-cell table:style-name="Table12.A4" office:value-type="string">
            <text:p text:style-name="P228">Spell Lore</text:p>
          </table:table-cell>
          <table:table-cell table:style-name="Table12.A4" office:value-type="string">
            <text:p text:style-name="P228">PW</text:p>
          </table:table-cell>
          <table:table-cell table:style-name="Table12.A4" office:value-type="string">
            <text:p text:style-name="P229">0</text:p>
          </table:table-cell>
          <table:table-cell table:style-name="Table12.A4" office:value-type="string">
            <text:list xml:id="list154710827934068" text:continue-numbering="true" text:style-name="L21">
              <text:list-item>
                <text:p text:style-name="P274">Used to identify spells<text:span text:style-name="T47">You </text:span><text:s/>you see cast</text:p>
              </text:list-item>
              <text:list-item>
                <text:p text:style-name="P274">Used to learn spells</text:p>
              </text:list-item>
            </text:list>
          </table:table-cell>
        </table:table-row>
      </table:table>
      <text:p text:style-name="P55"/>
      <text:p text:style-name="P58">Administrative Skills</text:p>
      <text:p text:style-name="P5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2">Skill Name</text:p>
          </table:table-cell>
          <table:table-cell table:style-name="Table13.A1" office:value-type="string">
            <text:p text:style-name="P222">Stats</text:p>
          </table:table-cell>
          <table:table-cell table:style-name="Table13.A1" office:value-type="string">
            <text:p text:style-name="P222">Default</text:p>
          </table:table-cell>
          <table:table-cell table:style-name="Table13.A1" office:value-type="string">
            <text:p text:style-name="P222">Notes</text:p>
          </table:table-cell>
        </table:table-row>
        <table:table-row>
          <table:table-cell table:style-name="Table13.A1" office:value-type="string">
            <text:p text:style-name="P228">Administer</text:p>
          </table:table-cell>
          <table:table-cell table:style-name="Table13.A1" office:value-type="string">
            <text:p text:style-name="P228">PW</text:p>
          </table:table-cell>
          <table:table-cell table:style-name="Table13.A1" office:value-type="string">
            <text:p text:style-name="P229">0</text:p>
          </table:table-cell>
          <table:table-cell table:style-name="Table13.A1" office:value-type="string">
            <text:list xml:id="list154710276934977" text:continue-numbering="true" text:style-name="L21">
              <text:list-item>
                <text:p text:style-name="P274">Used to administer a business, or a fiefdom</text:p>
              </text:list-item>
              <text:list-item>
                <text:p text:style-name="P274">Can be used to increase the profits from a holding</text:p>
              </text:list-item>
              <text:list-item>
                <text:p text:style-name="P274">Can be used to decrease the time it takes to improve a holding</text:p>
              </text:list-item>
              <text:list-item>
                <text:p text:style-name="P274">Can be used to ascertain the abilities of potential hires</text:p>
              </text:list-item>
            </text:list>
          </table:table-cell>
        </table:table-row>
        <table:table-row>
          <table:table-cell table:style-name="Table13.A3" office:value-type="string">
            <text:p text:style-name="P230">Agriculture</text:p>
          </table:table-cell>
          <table:table-cell table:style-name="Table13.A3" office:value-type="string">
            <text:p text:style-name="P231">MP</text:p>
          </table:table-cell>
          <table:table-cell table:style-name="Table13.A3" office:value-type="string">
            <text:p text:style-name="P229">0</text:p>
          </table:table-cell>
          <table:table-cell table:style-name="Table13.A3" office:value-type="string">
            <text:list xml:id="list154710848504796" text:continue-numbering="true" text:style-name="L21">
              <text:list-item>
                <text:p text:style-name="P278">Used to assist units gather food from farm sites</text:p>
              </text:list-item>
            </text:list>
          </table:table-cell>
        </table:table-row>
        <table:table-row>
          <table:table-cell table:style-name="Table13.A3" office:value-type="string">
            <text:p text:style-name="P230">Logging</text:p>
          </table:table-cell>
          <table:table-cell table:style-name="Table13.A3" office:value-type="string">
            <text:p text:style-name="P231">ST</text:p>
          </table:table-cell>
          <table:table-cell table:style-name="Table13.A3" office:value-type="string">
            <text:p text:style-name="P229">0</text:p>
          </table:table-cell>
          <table:table-cell table:style-name="Table13.A3" office:value-type="string">
            <text:list xml:id="list154709706258525" text:continue-numbering="true" text:style-name="L21">
              <text:list-item>
                <text:p text:style-name="P278">Used to assist units gather wood from logging sites</text:p>
              </text:list-item>
            </text:list>
          </table:table-cell>
        </table:table-row>
        <table:table-row>
          <table:table-cell table:style-name="Table13.A3" office:value-type="string">
            <text:p text:style-name="P230">Mining</text:p>
          </table:table-cell>
          <table:table-cell table:style-name="Table13.A3" office:value-type="string">
            <text:p text:style-name="P231">RW</text:p>
          </table:table-cell>
          <table:table-cell table:style-name="Table13.A3" office:value-type="string">
            <text:p text:style-name="P229">0</text:p>
          </table:table-cell>
          <table:table-cell table:style-name="Table13.A3" office:value-type="string">
            <text:list xml:id="list154709300004480" text:continue-numbering="true" text:style-name="L21">
              <text:list-item>
                <text:p text:style-name="P278">Used to assist units gather metal from mining sites</text:p>
              </text:list-item>
            </text:list>
          </table:table-cell>
        </table:table-row>
        <table:table-row>
          <table:table-cell table:style-name="Table13.A3" office:value-type="string">
            <text:p text:style-name="P232">Scholar</text:p>
          </table:table-cell>
          <table:table-cell table:style-name="Table13.A3" office:value-type="string">
            <text:p text:style-name="P232">PW</text:p>
          </table:table-cell>
          <table:table-cell table:style-name="Table13.A3" office:value-type="string">
            <text:p text:style-name="P229">0</text:p>
          </table:table-cell>
          <table:table-cell table:style-name="Table13.A3" office:value-type="string">
            <text:list xml:id="list154709315603449" text:continue-numbering="true" text:style-name="L21">
              <text:list-item>
                <text:p text:style-name="P279">Used to generate ideas</text:p>
              </text:list-item>
              <text:list-item>
                <text:p text:style-name="P280">Ability to read and write</text:p>
              </text:list-item>
              <text:list-item>
                <text:p text:style-name="P279">The prerequisite skill for many of the magic skills</text:p>
              </text:list-item>
            </text:list>
          </table:table-cell>
        </table:table-row>
      </table:table>
      <text:p text:style-name="P59"/>
      <text:p text:style-name="P59"><text:span text:style-name="T48">Restricted</text:span> Skills</text:p>
      <text:p text:style-name="P65"/>
      <text:p text:style-name="P92">Note: Unless otherwise noted, restricted skills must be unlocked using the rules in the technology section of these rules.</text:p>
      <text:p text:style-name="P56"/>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23">Skill Name</text:p>
          </table:table-cell>
          <table:table-cell table:style-name="Table14.A1" office:value-type="string">
            <text:p text:style-name="P223">Stats</text:p>
          </table:table-cell>
          <table:table-cell table:style-name="Table14.A1" office:value-type="string">
            <text:p text:style-name="P223">Default</text:p>
          </table:table-cell>
          <table:table-cell table:style-name="Table14.A1" office:value-type="string">
            <text:p text:style-name="P223">Notes</text:p>
          </table:table-cell>
        </table:table-row>
        <table:table-row>
          <table:table-cell table:style-name="Table14.A1" office:value-type="string">
            <text:p text:style-name="P233">Alchemy</text:p>
          </table:table-cell>
          <table:table-cell table:style-name="Table14.A1" office:value-type="string">
            <text:p text:style-name="P233">PW</text:p>
          </table:table-cell>
          <table:table-cell table:style-name="Table14.A1" office:value-type="string">
            <text:p text:style-name="P233">0</text:p>
          </table:table-cell>
          <table:table-cell table:style-name="Table14.A1" office:value-type="string">
            <text:list xml:id="list154711214364510" text:continue-numbering="true" text:style-name="L21">
              <text:list-item>
                <text:p text:style-name="P281">Used to identify and create potions</text:p>
              </text:list-item>
            </text:list>
          </table:table-cell>
        </table:table-row>
        <table:table-row>
          <table:table-cell table:style-name="Table14.A3" office:value-type="string">
            <text:p text:style-name="P233">Blood Rituals</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154711241665471" text:continue-numbering="true" text:style-name="L21">
              <text:list-item>
                <text:p text:style-name="P281">Used to cast blood ritual spells</text:p>
              </text:list-item>
            </text:list>
          </table:table-cell>
        </table:table-row>
        <table:table-row>
          <table:table-cell table:style-name="Table14.A3" office:value-type="string">
            <text:p text:style-name="P233">Creation</text:p>
          </table:table-cell>
          <table:table-cell table:style-name="Table14.A3" office:value-type="string">
            <text:p text:style-name="P233">SP</text:p>
          </table:table-cell>
          <table:table-cell table:style-name="Table14.A3" office:value-type="string">
            <text:p text:style-name="P233">0</text:p>
          </table:table-cell>
          <table:table-cell table:style-name="Table14.A3" office:value-type="string">
            <text:list xml:id="list154710269359007" text:continue-numbering="true" text:style-name="L21">
              <text:list-item>
                <text:p text:style-name="P281">Used to extract essence and use it to create magic items</text:p>
              </text:list-item>
            </text:list>
          </table:table-cell>
        </table:table-row>
        <table:table-row>
          <table:table-cell table:style-name="Table14.A3" office:value-type="string">
            <text:p text:style-name="P233">Dungeon Lore</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154709853847180" text:continue-numbering="true" text:style-name="L21">
              <text:list-item>
                <text:p text:style-name="P281">Knowledge of the dark places of Anthis</text:p>
              </text:list-item>
              <text:list-item>
                <text:p text:style-name="P281">Used to learn of special conditions a dungeon might have before entering</text:p>
              </text:list-item>
              <text:list-item>
                <text:p text:style-name="P281">Used to learn rumors about a dungeons</text:p>
              </text:list-item>
              <text:list-item>
                <text:p text:style-name="P281">Can assist survival checks in dungeons</text:p>
              </text:list-item>
            </text:list>
          </table:table-cell>
        </table:table-row>
        <table:table-row>
          <table:table-cell table:style-name="Table14.A3" office:value-type="string">
            <text:p text:style-name="P233">History</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154709564109340" text:continue-numbering="true" text:style-name="L21">
              <text:list-item>
                <text:p text:style-name="P281">Used to understand knowledge about what existed before the ascent of shadow</text:p>
              </text:list-item>
            </text:list>
          </table:table-cell>
        </table:table-row>
        <table:table-row>
          <table:table-cell table:style-name="Table14.A3" office:value-type="string">
            <text:p text:style-name="P233">Item Lore</text:p>
          </table:table-cell>
          <table:table-cell table:style-name="Table14.A3" office:value-type="string">
            <text:p text:style-name="P233">PW</text:p>
          </table:table-cell>
          <table:table-cell table:style-name="Table14.A3" office:value-type="string">
            <text:p text:style-name="P233">0</text:p>
          </table:table-cell>
          <table:table-cell table:style-name="Table14.A3" office:value-type="string">
            <text:list xml:id="list154709606331035" text:continue-numbering="true" text:style-name="L21">
              <text:list-item>
                <text:p text:style-name="P281">Used to identify and use magic artifacts</text:p>
              </text:list-item>
            </text:list>
          </table:table-cell>
        </table:table-row>
        <table:table-row>
          <table:table-cell table:style-name="Table14.A3" office:value-type="string">
            <text:p text:style-name="P233">Locks</text:p>
          </table:table-cell>
          <table:table-cell table:style-name="Table14.A3" office:value-type="string">
            <text:p text:style-name="P233">RS</text:p>
          </table:table-cell>
          <table:table-cell table:style-name="Table14.A3" office:value-type="string">
            <text:p text:style-name="P233">0</text:p>
          </table:table-cell>
          <table:table-cell table:style-name="Table14.A3" office:value-type="string">
            <text:list xml:id="list154709362139296" text:continue-numbering="true" text:style-name="L21">
              <text:list-item>
                <text:p text:style-name="P281">Used to pick locks</text:p>
              </text:list-item>
            </text:list>
          </table:table-cell>
        </table:table-row>
        <table:table-row>
          <table:table-cell table:style-name="Table14.A3" office:value-type="string">
            <text:p text:style-name="P233">Ride</text:p>
          </table:table-cell>
          <table:table-cell table:style-name="Table14.A3" office:value-type="string">
            <text:p text:style-name="P233">MS</text:p>
          </table:table-cell>
          <table:table-cell table:style-name="Table14.A3" office:value-type="string">
            <text:p text:style-name="P233">0</text:p>
          </table:table-cell>
          <table:table-cell table:style-name="Table14.A3" office:value-type="string">
            <text:list xml:id="list154710581719881" text:continue-numbering="true" text:style-name="L21">
              <text:list-item>
                <text:p text:style-name="P281">Used to ride mounts in combat</text:p>
              </text:list-item>
            </text:list>
          </table:table-cell>
        </table:table-row>
        <table:table-row>
          <table:table-cell table:style-name="Table14.A3" office:value-type="string">
            <text:p text:style-name="P233">Sailing</text:p>
          </table:table-cell>
          <table:table-cell table:style-name="Table14.A3" office:value-type="string">
            <text:p text:style-name="P233">MS</text:p>
          </table:table-cell>
          <table:table-cell table:style-name="Table14.A3" office:value-type="string">
            <text:p text:style-name="P233">0</text:p>
          </table:table-cell>
          <table:table-cell table:style-name="Table14.A3" office:value-type="string">
            <text:list xml:id="list154709932599332" text:continue-numbering="true" text:style-name="L21">
              <text:list-item>
                <text:p text:style-name="P281">Used to sail and perform duties on sailing ships</text:p>
              </text:list-item>
            </text:list>
          </table:table-cell>
        </table:table-row>
        <table:table-row>
          <table:table-cell table:style-name="Table14.A3" office:value-type="string">
            <text:p text:style-name="P233">Streetwise</text:p>
          </table:table-cell>
          <table:table-cell table:style-name="Table14.A3" office:value-type="string">
            <text:p text:style-name="P233">CW</text:p>
          </table:table-cell>
          <table:table-cell table:style-name="Table14.A3" office:value-type="string">
            <text:p text:style-name="P233">0</text:p>
          </table:table-cell>
          <table:table-cell table:style-name="Table14.A3" office:value-type="string">
            <text:list xml:id="list154710970597914" text:continue-numbering="true" text:style-name="L21">
              <text:list-item>
                <text:p text:style-name="P281">Used to learn information about, and contact, seedy elements in a region</text:p>
              </text:list-item>
            </text:list>
          </table:table-cell>
        </table:table-row>
        <table:table-row>
          <table:table-cell table:style-name="Table14.A3" office:value-type="string">
            <text:p text:style-name="P233">Tactics</text:p>
          </table:table-cell>
          <table:table-cell table:style-name="Table14.A3" office:value-type="string">
            <text:p text:style-name="P233">RW</text:p>
          </table:table-cell>
          <table:table-cell table:style-name="Table14.A3" office:value-type="string">
            <text:p text:style-name="P233">0</text:p>
          </table:table-cell>
          <table:table-cell table:style-name="Table14.A3" office:value-type="string">
            <text:list xml:id="list154710407433521" text:continue-numbering="true" text:style-name="L21">
              <text:list-item>
                <text:p text:style-name="P281">Used to generate tactical points at the beginning of a battle</text:p>
              </text:list-item>
            </text:list>
          </table:table-cell>
        </table:table-row>
        <table:table-row>
          <table:table-cell table:style-name="Table14.A3" office:value-type="string">
            <text:p text:style-name="P233">Words of Power</text:p>
          </table:table-cell>
          <table:table-cell table:style-name="Table14.A3" office:value-type="string">
            <text:p text:style-name="P233">CP</text:p>
          </table:table-cell>
          <table:table-cell table:style-name="Table14.A3" office:value-type="string">
            <text:p text:style-name="P233">0</text:p>
          </table:table-cell>
          <table:table-cell table:style-name="Table14.A3" office:value-type="string">
            <text:list xml:id="list154711008832991" text:continue-numbering="true" text:style-name="L21">
              <text:list-item>
                <text:p text:style-name="P281">Used to cast songs and chants</text:p>
              </text:list-item>
            </text:list>
          </table:table-cell>
        </table:table-row>
      </table:table>
      <text:p text:style-name="P120"/>
      <text:p text:style-name="P120"/>
      <text:h text:style-name="P240"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53" text:outline-level="5">Character Creation Checklist</text:h>
      <text:list xml:id="list154710617425174" text:continue-list="list154709469529180" text:style-name="L2">
        <text:list-item>
          <text:p text:style-name="P322"><text:span text:style-name="Strong_20_Emphasis"><text:span text:style-name="T28">Choose 1 <text:s/></text:span></text:span><text:span text:style-name="Strong_20_Emphasis"><text:span text:style-name="T33">starting talent</text:span></text:span></text:p>
        </text:list-item>
      </text:list>
      <text:p text:style-name="P48"><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24">Note: For now, I have left the talent trees in their own document, though they will need a pass for balance and completeness.</text:p>
      <text:p text:style-name="P30"/>
      <text:p text:style-name="P30">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192">Weapon</text:p>
          </table:table-cell>
          <table:table-cell table:style-name="Table15.A1" office:value-type="string">
            <text:p text:style-name="P194">Mat</text:p>
          </table:table-cell>
          <table:table-cell table:style-name="Table15.A1" office:value-type="string">
            <text:p text:style-name="P192">Acc</text:p>
          </table:table-cell>
          <table:table-cell table:style-name="Table15.A1" office:value-type="string">
            <text:p text:style-name="P192">Lev</text:p>
          </table:table-cell>
          <table:table-cell table:style-name="Table15.A1" office:value-type="string">
            <text:p text:style-name="P192">Def</text:p>
          </table:table-cell>
          <table:table-cell table:style-name="Table15.A1" office:value-type="string">
            <text:p text:style-name="P192">Ini</text:p>
          </table:table-cell>
          <table:table-cell table:style-name="Table15.A1" office:value-type="string">
            <text:p text:style-name="P192">Len</text:p>
          </table:table-cell>
          <table:table-cell table:style-name="Table15.A1" office:value-type="string">
            <text:p text:style-name="P192">Dur</text:p>
          </table:table-cell>
          <table:table-cell table:style-name="Table15.I1" office:value-type="string">
            <text:p text:style-name="P192">Traits</text:p>
          </table:table-cell>
        </table:table-row>
        <table:table-row>
          <table:table-cell table:style-name="Table15.A2" office:value-type="string">
            <text:p text:style-name="P154">Axe</text:p>
          </table:table-cell>
          <table:table-cell table:style-name="Table15.A2" office:value-type="string">
            <text:p text:style-name="P154">Stone</text:p>
          </table:table-cell>
          <table:table-cell table:style-name="Table15.A2" office:value-type="string">
            <text:p text:style-name="P153">0</text:p>
          </table:table-cell>
          <table:table-cell table:style-name="Table15.A2" office:value-type="string">
            <text:p text:style-name="P153">1d4</text:p>
          </table:table-cell>
          <table:table-cell table:style-name="Table15.A2" office:value-type="string">
            <text:p text:style-name="P148">-<text:span text:style-name="T50">1</text:span></text:p>
          </table:table-cell>
          <table:table-cell table:style-name="Table15.A2" office:value-type="string">
            <text:p text:style-name="P153">0</text:p>
          </table:table-cell>
          <table:table-cell table:style-name="Table15.A2" office:value-type="string">
            <text:p text:style-name="P153">M</text:p>
          </table:table-cell>
          <table:table-cell table:style-name="Table15.A2" office:value-type="string">
            <text:p text:style-name="P159">10</text:p>
          </table:table-cell>
          <table:table-cell table:style-name="Table15.I2" office:value-type="string">
            <text:p text:style-name="P153">Limb Breaker, Shield Breaker</text:p>
          </table:table-cell>
        </table:table-row>
        <table:table-row>
          <table:table-cell table:style-name="Table15.A2" office:value-type="string">
            <text:p text:style-name="P158">Cudgel</text:p>
          </table:table-cell>
          <table:table-cell table:style-name="Table15.A2" office:value-type="string">
            <text:p text:style-name="P158">Wood</text:p>
          </table:table-cell>
          <table:table-cell table:style-name="Table15.A2" office:value-type="string">
            <text:p text:style-name="P159">0</text:p>
          </table:table-cell>
          <table:table-cell table:style-name="Table15.A2" office:value-type="string">
            <text:p text:style-name="P159">1d4</text:p>
          </table:table-cell>
          <table:table-cell table:style-name="Table15.A2" office:value-type="string">
            <text:p text:style-name="P148">-<text:span text:style-name="T51">1</text:span></text:p>
          </table:table-cell>
          <table:table-cell table:style-name="Table15.A2" office:value-type="string">
            <text:p text:style-name="P159">0</text:p>
          </table:table-cell>
          <table:table-cell table:style-name="Table15.A2" office:value-type="string">
            <text:p text:style-name="P159">M</text:p>
          </table:table-cell>
          <table:table-cell table:style-name="Table15.A2" office:value-type="string">
            <text:p text:style-name="P159">12</text:p>
          </table:table-cell>
          <table:table-cell table:style-name="Table15.I2" office:value-type="string">
            <text:p text:style-name="P159">Concussion(2), Skull Smasher</text:p>
          </table:table-cell>
        </table:table-row>
        <table:table-row>
          <table:table-cell table:style-name="Table15.A2" office:value-type="string">
            <text:p text:style-name="P150">Dagger</text:p>
          </table:table-cell>
          <table:table-cell table:style-name="Table15.A2" office:value-type="string">
            <text:p text:style-name="P151">Bone, <text:span text:style-name="T52">Stone</text:span></text:p>
          </table:table-cell>
          <table:table-cell table:style-name="Table15.A2" office:value-type="string">
            <text:p text:style-name="P148">+1</text:p>
          </table:table-cell>
          <table:table-cell table:style-name="Table15.A2" office:value-type="string">
            <text:p text:style-name="P148">1d3</text:p>
          </table:table-cell>
          <table:table-cell table:style-name="Table15.A2" office:value-type="string">
            <text:p text:style-name="P148">0</text:p>
          </table:table-cell>
          <table:table-cell table:style-name="Table15.A2" office:value-type="string">
            <text:p text:style-name="P148">+2</text:p>
          </table:table-cell>
          <table:table-cell table:style-name="Table15.A2" office:value-type="string">
            <text:p text:style-name="P148">S</text:p>
          </table:table-cell>
          <table:table-cell table:style-name="Table15.A2" office:value-type="string">
            <text:p text:style-name="P148">10</text:p>
          </table:table-cell>
          <table:table-cell table:style-name="Table15.I2" office:value-type="string">
            <text:p text:style-name="P148">Shard(2), Fast(2/<text:span text:style-name="T49">11</text:span>), Sticky(2)</text:p>
          </table:table-cell>
        </table:table-row>
        <table:table-row>
          <table:table-cell table:style-name="Table15.A2" office:value-type="string">
            <text:p text:style-name="P158">Spear</text:p>
          </table:table-cell>
          <table:table-cell table:style-name="Table15.A2" office:value-type="string">
            <text:p text:style-name="P158">Stone</text:p>
          </table:table-cell>
          <table:table-cell table:style-name="Table15.A2" office:value-type="string">
            <text:p text:style-name="P162">+1</text:p>
          </table:table-cell>
          <table:table-cell table:style-name="Table15.A2" office:value-type="string">
            <text:p text:style-name="P159">1d4</text:p>
          </table:table-cell>
          <table:table-cell table:style-name="Table15.A2" office:value-type="string">
            <text:p text:style-name="P152">-<text:span text:style-name="T51">2</text:span></text:p>
          </table:table-cell>
          <table:table-cell table:style-name="Table15.A2" office:value-type="string">
            <text:p text:style-name="P159">0</text:p>
          </table:table-cell>
          <table:table-cell table:style-name="Table15.A2" office:value-type="string">
            <text:p text:style-name="P159">L</text:p>
          </table:table-cell>
          <table:table-cell table:style-name="Table15.A2" office:value-type="string">
            <text:p text:style-name="P159">10</text:p>
          </table:table-cell>
          <table:table-cell table:style-name="Table15.I2" office:value-type="string">
            <text:p text:style-name="P159">Anti-Cavalry(2), Thrust</text:p>
          </table:table-cell>
        </table:table-row>
        <table:table-row>
          <table:table-cell table:style-name="Table15.A2" office:value-type="string">
            <text:p text:style-name="P160">Staff</text:p>
          </table:table-cell>
          <table:table-cell table:style-name="Table15.A2" office:value-type="string">
            <text:p text:style-name="P160">Wood</text:p>
          </table:table-cell>
          <table:table-cell table:style-name="Table15.A2" office:value-type="string">
            <text:p text:style-name="P161">0</text:p>
          </table:table-cell>
          <table:table-cell table:style-name="Table15.A2" office:value-type="string">
            <text:p text:style-name="P162">1d3</text:p>
          </table:table-cell>
          <table:table-cell table:style-name="Table15.A2" office:value-type="string">
            <text:p text:style-name="P161">+1</text:p>
          </table:table-cell>
          <table:table-cell table:style-name="Table15.A2" office:value-type="string">
            <text:p text:style-name="P161">0</text:p>
          </table:table-cell>
          <table:table-cell table:style-name="Table15.A2" office:value-type="string">
            <text:p text:style-name="P161">L</text:p>
          </table:table-cell>
          <table:table-cell table:style-name="Table15.A2" office:value-type="string">
            <text:p text:style-name="P161">12</text:p>
          </table:table-cell>
          <table:table-cell table:style-name="Table15.I2" office:value-type="string">
            <text:p text:style-name="P161">2H</text:p>
          </table:table-cell>
        </table:table-row>
      </table:table>
      <text:p text:style-name="P121"/>
      <text:p text:style-name="P62">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93">Weapon</text:p>
          </table:table-cell>
          <table:table-cell table:style-name="Table20.A1" office:value-type="string">
            <text:p text:style-name="P193">Acc</text:p>
          </table:table-cell>
          <table:table-cell table:style-name="Table20.A1" office:value-type="string">
            <text:p text:style-name="P193">Dmg</text:p>
          </table:table-cell>
          <table:table-cell table:style-name="Table20.A1" office:value-type="string">
            <text:p text:style-name="P193">Ini</text:p>
          </table:table-cell>
          <table:table-cell table:style-name="Table20.A1" office:value-type="string">
            <text:p text:style-name="P193">Dur</text:p>
          </table:table-cell>
          <table:table-cell table:style-name="Table20.A1" office:value-type="string">
            <text:p text:style-name="P193">Rng 0/-2/-4/-6/-10</text:p>
          </table:table-cell>
          <table:table-cell table:style-name="Table20.G1" office:value-type="string">
            <text:p text:style-name="P193">Traits</text:p>
          </table:table-cell>
        </table:table-row>
        <table:table-row>
          <table:table-cell table:style-name="Table20.A2" office:value-type="string">
            <text:p text:style-name="P163">Bow, Light</text:p>
          </table:table-cell>
          <table:table-cell table:style-name="Table20.A2" office:value-type="string">
            <text:p text:style-name="P149">0</text:p>
          </table:table-cell>
          <table:table-cell table:style-name="Table20.A2" office:value-type="string">
            <text:p text:style-name="P149">1d4</text:p>
          </table:table-cell>
          <table:table-cell table:style-name="Table20.A2" office:value-type="string">
            <text:p text:style-name="P149">-1</text:p>
          </table:table-cell>
          <table:table-cell table:style-name="Table20.A2" office:value-type="string">
            <text:p text:style-name="P149">10</text:p>
          </table:table-cell>
          <table:table-cell table:style-name="Table20.A2" office:value-type="string">
            <text:p text:style-name="P149">4/16/25/45</text:p>
          </table:table-cell>
          <table:table-cell table:style-name="Table20.G2" office:value-type="string">
            <text:p text:style-name="P149">Quick Firing</text:p>
          </table:table-cell>
        </table:table-row>
        <table:table-row>
          <table:table-cell table:style-name="Table20.A2" office:value-type="string">
            <text:p text:style-name="P165">Javelin</text:p>
          </table:table-cell>
          <table:table-cell table:style-name="Table20.A2" office:value-type="string">
            <text:p text:style-name="P164">0</text:p>
          </table:table-cell>
          <table:table-cell table:style-name="Table20.A2" office:value-type="string">
            <text:p text:style-name="P164">MUS+1d4</text:p>
          </table:table-cell>
          <table:table-cell table:style-name="Table20.A2" office:value-type="string">
            <text:p text:style-name="P149">-<text:span text:style-name="T53">1</text:span></text:p>
          </table:table-cell>
          <table:table-cell table:style-name="Table20.A2" office:value-type="string">
            <text:p text:style-name="P164">12</text:p>
          </table:table-cell>
          <table:table-cell table:style-name="Table20.A2" office:value-type="string">
            <text:p text:style-name="P164">4/8/16/24</text:p>
          </table:table-cell>
          <table:table-cell table:style-name="Table20.G2" office:value-type="string">
            <text:p text:style-name="P149"/>
          </table:table-cell>
        </table:table-row>
        <table:table-row>
          <table:table-cell table:style-name="Table20.A2" office:value-type="string">
            <text:p text:style-name="P165">Sling</text:p>
          </table:table-cell>
          <table:table-cell table:style-name="Table20.A2" office:value-type="string">
            <text:p text:style-name="P164">0</text:p>
          </table:table-cell>
          <table:table-cell table:style-name="Table20.A2" office:value-type="string">
            <text:p text:style-name="P164">MUS+1d3</text:p>
          </table:table-cell>
          <table:table-cell table:style-name="Table20.A2" office:value-type="string">
            <text:p text:style-name="P149">-<text:span text:style-name="T53">2</text:span></text:p>
          </table:table-cell>
          <table:table-cell table:style-name="Table20.A2" office:value-type="string">
            <text:p text:style-name="P164">14</text:p>
          </table:table-cell>
          <table:table-cell table:style-name="Table20.A2" office:value-type="string">
            <text:p text:style-name="P164">4/12/20/30</text:p>
          </table:table-cell>
          <table:table-cell table:style-name="Table20.G2" office:value-type="string">
            <text:p text:style-name="P149"/>
          </table:table-cell>
        </table:table-row>
        <table:table-row>
          <table:table-cell table:style-name="Table20.A2" office:value-type="string">
            <text:p text:style-name="P165">Thrown</text:p>
          </table:table-cell>
          <table:table-cell table:style-name="Table20.A2" office:value-type="string">
            <text:p text:style-name="P164">-1</text:p>
          </table:table-cell>
          <table:table-cell table:style-name="Table20.A2" office:value-type="string">
            <text:p text:style-name="P164">(MUS-1)+LEV</text:p>
          </table:table-cell>
          <table:table-cell table:style-name="Table20.A2" office:value-type="string">
            <text:p text:style-name="P164">0</text:p>
          </table:table-cell>
          <table:table-cell table:style-name="Table20.A2" office:value-type="string">
            <text:p text:style-name="P164">?</text:p>
          </table:table-cell>
          <table:table-cell table:style-name="Table20.A2" office:value-type="string">
            <text:p text:style-name="P164">3/6/10/16</text:p>
          </table:table-cell>
          <table:table-cell table:style-name="Table20.G2" office:value-type="string">
            <text:p text:style-name="P149"/>
          </table:table-cell>
        </table:table-row>
      </table:table>
      <text:p text:style-name="P122"/>
      <text:p text:style-name="P121"/>
      <text:p text:style-name="P62">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93">Shield</text:p>
          </table:table-cell>
          <table:table-cell table:style-name="Table19.A1" office:value-type="string">
            <text:p text:style-name="P193">Def</text:p>
          </table:table-cell>
          <table:table-cell table:style-name="Table19.A1" office:value-type="string">
            <text:p text:style-name="P193">Dur</text:p>
          </table:table-cell>
          <table:table-cell table:style-name="Table19.D1" office:value-type="string">
            <text:p text:style-name="P193">Traits</text:p>
          </table:table-cell>
        </table:table-row>
        <table:table-row>
          <table:table-cell table:style-name="Table19.A2" office:value-type="string">
            <text:p text:style-name="P163">Buckler, <text:span text:style-name="T53">Wood</text:span></text:p>
          </table:table-cell>
          <table:table-cell table:style-name="Table19.A2" office:value-type="string">
            <text:p text:style-name="P149">+1</text:p>
          </table:table-cell>
          <table:table-cell table:style-name="Table19.A2" office:value-type="string">
            <text:p text:style-name="P164">12</text:p>
          </table:table-cell>
          <table:table-cell table:style-name="Table19.D2" office:value-type="string">
            <text:p text:style-name="P149">No Missile</text:p>
          </table:table-cell>
        </table:table-row>
        <table:table-row>
          <table:table-cell table:style-name="Table19.A2" office:value-type="string">
            <text:p text:style-name="P165">Shield, Wood</text:p>
          </table:table-cell>
          <table:table-cell table:style-name="Table19.A2" office:value-type="string">
            <text:p text:style-name="P164">+1</text:p>
          </table:table-cell>
          <table:table-cell table:style-name="Table19.A2" office:value-type="string">
            <text:p text:style-name="P164">12</text:p>
          </table:table-cell>
          <table:table-cell table:style-name="Table19.D2" office:value-type="string">
            <text:p text:style-name="P149"/>
          </table:table-cell>
        </table:table-row>
      </table:table>
      <text:p text:style-name="P122"/>
      <text:p text:style-name="P121"/>
      <text:p text:style-name="P61">Weapon Traits</text:p>
      <table:table table:name="Table18" table:style-name="Table18">
        <table:table-column table:style-name="Table18.A"/>
        <table:table-column table:style-name="Table18.B"/>
        <table:table-row>
          <table:table-cell table:style-name="Table18.A1" office:value-type="string">
            <text:p text:style-name="P195">Trait</text:p>
          </table:table-cell>
          <table:table-cell table:style-name="Table18.B1" office:value-type="string">
            <text:p text:style-name="P195">Description</text:p>
          </table:table-cell>
        </table:table-row>
        <table:table-row>
          <table:table-cell table:style-name="Table18.A2" office:value-type="string">
            <text:p text:style-name="P157">2-Hands</text:p>
          </table:table-cell>
          <table:table-cell table:style-name="Table18.B2" office:value-type="string">
            <text:p text:style-name="P157">The weapon requires to hands to use effectively</text:p>
          </table:table-cell>
        </table:table-row>
        <text:soft-page-break/>
        <table:table-row>
          <table:table-cell table:style-name="Table18.A2" office:value-type="string">
            <text:p text:style-name="P157">Anti-Cavalry(x)</text:p>
          </table:table-cell>
          <table:table-cell table:style-name="Table18.B2" office:value-type="string">
            <text:list xml:id="list3889439619" text:style-name="WWNum18">
              <text:list-header>
                <text:p text:style-name="P284">You get a +x to-hit and damage versus mounted opponents</text:p>
              </text:list-header>
            </text:list>
          </table:table-cell>
        </table:table-row>
        <table:table-row>
          <table:table-cell table:style-name="Table18.A2" office:value-type="string">
            <text:p text:style-name="P157">Bulky</text:p>
          </table:table-cell>
          <table:table-cell table:style-name="Table18.B2" office:value-type="string">
            <text:list xml:id="list154711141065283" text:continue-numbering="true" text:style-name="WWNum18">
              <text:list-header>
                <text:p text:style-name="P284">This item counts as 2 things when calculating encumbrance</text:p>
              </text:list-header>
            </text:list>
          </table:table-cell>
        </table:table-row>
        <table:table-row>
          <table:table-cell table:style-name="Table18.A2" office:value-type="string">
            <text:p text:style-name="P155">Bleeder(x)</text:p>
          </table:table-cell>
          <table:table-cell table:style-name="Table18.B2" office:value-type="string">
            <text:list xml:id="list2178270885" text:style-name="L22">
              <text:list-item>
                <text:p text:style-name="P266"><text:span text:style-name="T22">If you have </text:span><text:span text:style-name="T34">Bleeder</text:span><text:span text:style-name="T37">, you increase the chance by 1</text:span></text:p>
              </text:list-item>
              <text:list-item>
                <text:p text:style-name="P267">Otherwise, you have an x/12 chance of causing Bleed(1) on a successful attack</text:p>
              </text:list-item>
            </text:list>
          </table:table-cell>
        </table:table-row>
        <table:table-row>
          <table:table-cell table:style-name="Table18.A2" office:value-type="string">
            <text:p text:style-name="P157">Concussion(x)</text:p>
          </table:table-cell>
          <table:table-cell table:style-name="Table18.B2" office:value-type="string">
            <text:list xml:id="list154710622522338" text:continue-list="list154711141065283" text:style-name="WWNum18">
              <text:list-item>
                <text:p text:style-name="P270">If you have <text:span text:style-name="T40">Stunning Blow</text:span><text:span text:style-name="T6">, you increase the chance by 1</text:span></text:p>
              </text:list-item>
              <text:list-item>
                <text:p text:style-name="P268">Otherwise, if you hit an opponent in the head, you get a x/12 chance to stun them</text:p>
              </text:list-item>
            </text:list>
          </table:table-cell>
        </table:table-row>
        <table:table-row>
          <table:table-cell table:style-name="Table18.A2" office:value-type="string">
            <text:p text:style-name="P157">Fast(x/y)</text:p>
          </table:table-cell>
          <table:table-cell table:style-name="Table18.B2" office:value-type="string">
            <text:list xml:id="list154710872387244" text:continue-numbering="true" text:style-name="WWNum18">
              <text:list-item>
                <text:p text:style-name="P270">If you have <text:span text:style-name="T40">Fast</text:span><text:span text:style-name="T6">, you subtract x from the initiative roll required</text:span></text:p>
              </text:list-item>
              <text:list-item>
                <text:p text:style-name="P268">Otherwise, you get an extra attack if you roll y or higher on your initiative</text:p>
              </text:list-item>
            </text:list>
          </table:table-cell>
        </table:table-row>
        <table:table-row>
          <table:table-cell table:style-name="Table18.A2" office:value-type="string">
            <text:p text:style-name="P156">Knockdown(x)</text:p>
          </table:table-cell>
          <table:table-cell table:style-name="Table18.B2" office:value-type="string">
            <text:list xml:id="list154710127316686" text:continue-numbering="true" text:style-name="WWNum18">
              <text:list-item>
                <text:p text:style-name="P271">When you hit an opponent in the chest, you knock them prone on x/12</text:p>
              </text:list-item>
              <text:list-item>
                <text:p text:style-name="P271">When you hit an opponent in the legs, you knock them prone on x+2/12</text:p>
              </text:list-item>
            </text:list>
          </table:table-cell>
        </table:table-row>
        <table:table-row>
          <table:table-cell table:style-name="Table18.A2" office:value-type="string">
            <text:p text:style-name="P157">Limb Breaker</text:p>
          </table:table-cell>
          <table:table-cell table:style-name="Table18.B2" office:value-type="string">
            <text:list xml:id="list154711104429063" text:continue-numbering="true" text:style-name="WWNum18">
              <text:list-header>
                <text:p text:style-name="P284">When you cause a wound in the arm or leg, you may roll an extra severity die</text:p>
              </text:list-header>
            </text:list>
          </table:table-cell>
        </table:table-row>
        <table:table-row>
          <table:table-cell table:style-name="Table18.A2" office:value-type="string">
            <text:p text:style-name="P157">No Missile</text:p>
          </table:table-cell>
          <table:table-cell table:style-name="Table18.B2" office:value-type="string">
            <text:list xml:id="list154711430150274" text:continue-numbering="true" text:style-name="WWNum18">
              <text:list-header>
                <text:p text:style-name="P284">You cannot block missile attacks with this shield</text:p>
              </text:list-header>
            </text:list>
          </table:table-cell>
        </table:table-row>
        <table:table-row>
          <table:table-cell table:style-name="Table18.A2" office:value-type="string">
            <text:p text:style-name="P157">Quick Firing</text:p>
          </table:table-cell>
          <table:table-cell table:style-name="Table18.B2" office:value-type="string">
            <text:list xml:id="list154710006078498" text:continue-numbering="true" text:style-name="WWNum18">
              <text:list-header>
                <text:p text:style-name="P284">This weapon takes 1/2 action to aim and fire</text:p>
              </text:list-header>
            </text:list>
          </table:table-cell>
        </table:table-row>
        <table:table-row>
          <table:table-cell table:style-name="Table18.A2" office:value-type="string">
            <text:p text:style-name="P154">Reroll(x)</text:p>
          </table:table-cell>
          <table:table-cell table:style-name="Table18.B2" office:value-type="string">
            <text:list xml:id="list154710683724669" text:continue-numbering="true" text:style-name="WWNum18">
              <text:list-header>
                <text:p text:style-name="P285">Using this weapon allows you to reroll damage dice that come up x or less. The second roll must be taken</text:p>
              </text:list-header>
            </text:list>
          </table:table-cell>
        </table:table-row>
        <table:table-row>
          <table:table-cell table:style-name="Table18.A2" office:value-type="string">
            <text:p text:style-name="P157">Shard(x)</text:p>
          </table:table-cell>
          <table:table-cell table:style-name="Table18.B2" office:value-type="string">
            <text:list xml:id="list154709687358753" text:continue-numbering="true" text:style-name="WWNum18">
              <text:list-item>
                <text:p text:style-name="P270">If you have <text:span text:style-name="T40">Impale</text:span><text:span text:style-name="T6">, you can increase your to-hit by (x) roll for purposes of procing impale, but if you do, you break the weapon</text:span></text:p>
              </text:list-item>
              <text:list-item>
                <text:p text:style-name="P268">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57">Shield Breaker</text:p>
          </table:table-cell>
          <table:table-cell table:style-name="Table18.B2" office:value-type="string">
            <text:list xml:id="list154710657154883" text:continue-numbering="true" text:style-name="WWNum18">
              <text:list-item>
                <text:p text:style-name="P270">If you have <text:span text:style-name="T40">Shield Breaker</text:span><text:span text:style-name="T6">, You add 1 to the chance</text:span></text:p>
                <text:p text:style-name="P268">Otherwise, you gain the talent Shield Breaker(12)</text:p>
              </text:list-item>
            </text:list>
          </table:table-cell>
        </table:table-row>
        <table:table-row>
          <table:table-cell table:style-name="Table18.A2" office:value-type="string">
            <text:p text:style-name="P157">Skull Smasher</text:p>
          </table:table-cell>
          <table:table-cell table:style-name="Table18.B2" office:value-type="string">
            <text:list xml:id="list154711383281601" text:continue-numbering="true" text:style-name="WWNum18">
              <text:list-header>
                <text:p text:style-name="P284">When you cause a head wound, you may add an extra severity die</text:p>
              </text:list-header>
            </text:list>
          </table:table-cell>
        </table:table-row>
        <table:table-row>
          <table:table-cell table:style-name="Table18.A2" office:value-type="string">
            <text:p text:style-name="P157">Slash</text:p>
          </table:table-cell>
          <table:table-cell table:style-name="Table18.B2" office:value-type="string">
            <text:list xml:id="list154709543174983" text:continue-numbering="true" text:style-name="WWNum18">
              <text:list-item>
                <text:p text:style-name="P270">If you have <text:span text:style-name="T40">Bleeder</text:span><text:span text:style-name="T6">, You add 1 to the chance</text:span></text:p>
              </text:list-item>
              <text:list-item>
                <text:p text:style-name="P268">Otherwise, you can take a -2 to-hit and gain Bleeder(3) on the attack (3/12 chance to apply a bleed)</text:p>
              </text:list-item>
            </text:list>
          </table:table-cell>
        </table:table-row>
        <table:table-row>
          <table:table-cell table:style-name="Table18.A2" office:value-type="string">
            <text:p text:style-name="P157">Sticky(x)</text:p>
          </table:table-cell>
          <table:table-cell table:style-name="Table18.B2" office:value-type="string">
            <text:p text:style-name="P157">Poisons or oils on this weapon have x/12 chance to remain potent after being applied – stacks with character's sticky</text:p>
          </table:table-cell>
        </table:table-row>
        <table:table-row>
          <table:table-cell table:style-name="Table18.A2" office:value-type="string">
            <text:p text:style-name="P157">Thrust</text:p>
          </table:table-cell>
          <table:table-cell table:style-name="Table18.B2" office:value-type="string">
            <text:list xml:id="list154710386370590" text:continue-numbering="true" text:style-name="WWNum18">
              <text:list-item>
                <text:p text:style-name="P270">If you have <text:span text:style-name="T40">Thrust</text:span><text:span text:style-name="T6"> or </text:span><text:span text:style-name="T40">Pierce</text:span><text:span text:style-name="T6">, You add 1 to the pierce chance</text:span></text:p>
              </text:list-item>
              <text:list-item>
                <text:p text:style-name="P268">Otherwise, you can take a -2 to-hit and gain pierce(2) on the attack</text:p>
              </text:list-item>
              <text:list-item>
                <text:p text:style-name="P269">You can ignore penalties for fighting in a constrained space so long as there is room to thrust</text:p>
              </text:list-item>
            </text:list>
          </table:table-cell>
        </table:table-row>
      </table:table>
      <text:p text:style-name="P123"/>
      <text:p text:style-name="P123"/>
      <text:p text:style-name="P123"/>
      <text:h text:style-name="P241" text:outline-level="3">The Enclave</text:h>
      <text:p text:style-name="P23">The game starts with the Pcs and their tribe having recently destroyed their Shadow overlords with the help of the Lantern Gods. The aftermath of the world wide battle left much devastation from which the world has just begun to recover.</text:p>
      <text:p text:style-name="P23">The tribe wandered the wastelands for months barely surviving. But then, fertile land was found and at the orders of the chief, settled. In these green hills, you and your people will make your stand and create a new life.</text:p>
      <text:p text:style-name="P23">It won't be easy. Your tribe is hungry and tired. They are questioning the Chief's leadership and wondering if the gods that freed them, have now left them to die in the wild.</text:p>
      <text:p text:style-name="P33">Start Position</text:p>
      <text:p text:style-name="P23">The enclave starts in the following state:</text:p>
      <text:list xml:id="list2560296862" text:style-name="L23">
        <text:list-item>
          <text:p text:style-name="P287"><text:span text:style-name="T56">2</text:span> free manpower – used to take enclave actions</text:p>
        </text:list-item>
        <text:list-item>
          <text:p text:style-name="P288">1 farming site (CH = 3) which is enclave's home hex</text:p>
        </text:list-item>
        <text:list-item>
          <text:p text:style-name="P289">1 wood gathering site (CH = 2) next to the enclave's home hex</text:p>
        </text:list-item>
        <text:list-item>
          <text:p text:style-name="P287">A storehouse that can hold a hand of 10 resources</text:p>
        </text:list-item>
        <text:list-item>
          <text:p text:style-name="P287">A crude shrine to <text:span text:style-name="T55">Aquae (or whichever god is chosen)</text:span></text:p>
        </text:list-item>
        <text:list-item>
          <text:p text:style-name="P290">A hedge's hovel</text:p>
        </text:list-item>
        <text:list-item>
          <text:p text:style-name="P288">A set of ministers and notable NPCs</text:p>
          <text:list>
            <text:list-item>
              <text:p text:style-name="P288">Chief</text:p>
            </text:list-item>
            <text:list-item>
              <text:p text:style-name="P288">Chief's Brother</text:p>
            </text:list-item>
            <text:list-item>
              <text:p text:style-name="P288">3 more TBD</text:p>
            </text:list-item>
          </text:list>
        </text:list-item>
        <text:list-item>
          <text:p text:style-name="P291">Test: Rumbling Stomachs<text:span text:style-name="T6"> – You need to store 2 food in 6 months or else the enclave enters </text:span>Crisis: We Have Been Forsaken</text:p>
        </text:list-item>
      </text:list>
      <text:p text:style-name="P84"/>
      <text:p text:style-name="P113">Resources</text:p>
      <text:p text:style-name="P84"/>
      <text:p text:style-name="P84">There are several different types of resources in the game. Each resource rolls up into a set of categories.</text:p>
      <text:list xml:id="list984204979" text:style-name="L24">
        <text:list-item>
          <text:p text:style-name="P292">Food (F)</text:p>
          <text:list>
            <text:list-item>
              <text:p text:style-name="P292">grain, meat, fruits, mushrooms</text:p>
            </text:list-item>
          </text:list>
        </text:list-item>
        <text:list-item>
          <text:p text:style-name="P292">Building (B)</text:p>
          <text:list>
            <text:list-item>
              <text:p text:style-name="P292">wood, stone</text:p>
            </text:list-item>
          </text:list>
        </text:list-item>
        <text:list-item>
          <text:p text:style-name="P292">Crafting (C)</text:p>
          <text:list>
            <text:list-item>
              <text:p text:style-name="P292">hides, furs, wood, metal, bone</text:p>
            </text:list-item>
          </text:list>
        </text:list-item>
        <text:list-item>
          <text:p text:style-name="P292">Metal (M)</text:p>
          <text:list>
            <text:list-item>
              <text:p text:style-name="P292">tin, copper, iron</text:p>
            </text:list-item>
          </text:list>
        </text:list-item>
        <text:list-item>
          <text:p text:style-name="P292">Luxury and Trade Goods ($)</text:p>
          <text:list>
            <text:list-item>
              <text:p text:style-name="P292">gold, silver, gems</text:p>
            </text:list-item>
          </text:list>
        </text:list-item>
      </text:list>
      <text:p text:style-name="P84"/>
      <text:p text:style-name="P84">When a resource is needed to complete a task, the most specific category required is listed. For instance, if a building requires stone, then stone will be listed in the requirements. If building resources are listed, then either wood or stone will suffice.</text:p>
      <text:p text:style-name="P84"/>
      <text:p text:style-name="P114">Enclave <text:span text:style-name="T71">Turns</text:span></text:p>
      <text:p text:style-name="P90"/>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85"/>
      <text:p text:style-name="P87">Each manpower unit, minister and PC can take a single enclave action each turn. </text:p>
      <text:p text:style-name="P87"/>
      <text:p text:style-name="P88">The success of enclave actions is determined by a d12 roll. You want to roll less than or equal to the CH number to succeed. Base CH numbers are farily low, but there are many ways to modify them.</text:p>
      <text:p text:style-name="P88"/>
      <text:p text:style-name="P94">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70"/>
      <text:p text:style-name="P70">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70"/>
      <text:p text:style-name="P71">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70"/>
      <text:p text:style-name="P93">Note: Only Pcs can assist enclave actions. NPC ministers cannot assist.</text:p>
      <text:p text:style-name="P89"/>
      <text:p text:style-name="P8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196">Action</text:p>
          </table:table-cell>
          <table:table-cell table:style-name="Table21.A1" office:value-type="string">
            <text:p text:style-name="P196">Cost</text:p>
          </table:table-cell>
          <table:table-cell table:style-name="Table21.A1" office:value-type="string">
            <text:p text:style-name="P197">WHO</text:p>
          </table:table-cell>
          <table:table-cell table:style-name="Table21.A1" office:value-type="string">
            <text:p text:style-name="P198">Ch</text:p>
          </table:table-cell>
          <table:table-cell table:style-name="Table21.A1" office:value-type="string">
            <text:p text:style-name="P196">Skill</text:p>
          </table:table-cell>
          <table:table-cell table:style-name="Table21.F1" office:value-type="string">
            <text:p text:style-name="P196">Result</text:p>
          </table:table-cell>
        </table:table-row>
        <table:table-row>
          <table:table-cell table:style-name="Table21.A2" office:value-type="string">
            <text:p text:style-name="P166">Assist</text:p>
          </table:table-cell>
          <table:table-cell table:style-name="Table21.A2" office:value-type="string">
            <text:p text:style-name="P167"/>
          </table:table-cell>
          <table:table-cell table:style-name="Table21.A2" office:value-type="string">
            <text:p text:style-name="P180">N</text:p>
          </table:table-cell>
          <table:table-cell table:style-name="Table21.A2" office:value-type="string">
            <text:p text:style-name="P168"/>
          </table:table-cell>
          <table:table-cell table:style-name="Table21.A2" office:value-type="string">
            <text:p text:style-name="P166">Special</text:p>
          </table:table-cell>
          <table:table-cell table:style-name="Table21.F2" office:value-type="string">
            <text:list xml:id="list1230872351" text:style-name="L25">
              <text:list-item>
                <text:p text:style-name="P249">Can add to the supporting skill roll of the main minister in his attempt to increase the CH number of the action <text:span text:style-name="T60">(i.e. a normal skill assist)</text:span></text:p>
              </text:list-item>
              <text:list-item>
                <text:p text:style-name="P249"><text:span text:style-name="T61">C</text:span>an roll a different skill than the main minister and thus add to the CH number of the action</text:p>
              </text:list-item>
            </text:list>
          </table:table-cell>
        </table:table-row>
        <table:table-row>
          <table:table-cell table:style-name="Table21.A2" office:value-type="string">
            <text:p text:style-name="P167">Attract</text:p>
          </table:table-cell>
          <table:table-cell table:style-name="Table21.A2" office:value-type="string">
            <text:p text:style-name="P167">3F + 3<text:span text:style-name="T57">B</text:span></text:p>
            <text:p text:style-name="P167"/>
          </table:table-cell>
          <table:table-cell table:style-name="Table21.A2" office:value-type="string">
            <text:p text:style-name="P170">N</text:p>
          </table:table-cell>
          <table:table-cell table:style-name="Table21.A2" office:value-type="string">
            <text:p text:style-name="P172">1</text:p>
          </table:table-cell>
          <table:table-cell table:style-name="Table21.A2" office:value-type="string">
            <text:p text:style-name="P171">Administer</text:p>
            <text:p text:style-name="P171">Carouse</text:p>
          </table:table-cell>
          <table:table-cell table:style-name="Table21.F2" office:value-type="string">
            <text:list xml:id="list154711096121653" text:continue-numbering="true" text:style-name="L25">
              <text:list-item>
                <text:p text:style-name="P250">If an opportunity is presented, gain 1 manpower</text:p>
              </text:list-item>
              <text:list-item>
                <text:p text:style-name="P250">If no opportunity, you have a chance to spawn one for the next <text:span text:style-name="T40">three turns</text:span></text:p>
              </text:list-item>
              <text:list-item>
                <text:p text:style-name="P250">Resources are consumed even if no new manpower is gained</text:p>
              </text:list-item>
              <text:list-item>
                <text:p text:style-name="P251">May substitute trade goods for any/all of the 6 resources</text:p>
              </text:list-item>
            </text:list>
          </table:table-cell>
        </table:table-row>
        <table:table-row>
          <table:table-cell table:style-name="Table21.A2" office:value-type="string">
            <text:p text:style-name="P174">Build</text:p>
          </table:table-cell>
          <table:table-cell table:style-name="Table21.A2" office:value-type="string">
            <text:p text:style-name="P176">Varies</text:p>
          </table:table-cell>
          <table:table-cell table:style-name="Table21.A2" office:value-type="string">
            <text:p text:style-name="P170">N<text:span text:style-name="T60">U</text:span></text:p>
          </table:table-cell>
          <table:table-cell table:style-name="Table21.A2" office:value-type="string">
            <text:p text:style-name="P181">3</text:p>
          </table:table-cell>
          <table:table-cell table:style-name="Table21.A2" office:value-type="string">
            <text:p text:style-name="P167">Administer</text:p>
            <text:p text:style-name="P167">Craftsman</text:p>
          </table:table-cell>
          <table:table-cell table:style-name="Table21.F2" office:value-type="string">
            <text:list xml:id="list154710399228265" text:continue-numbering="true" text:style-name="L25">
              <text:list-item>
                <text:p text:style-name="P252">Building roll made each turn</text:p>
              </text:list-item>
              <text:list-item>
                <text:p text:style-name="P252">Building appears at the end of the turn if the roll is made</text:p>
              </text:list-item>
              <text:list-item>
                <text:p text:style-name="P250">Cost depends on the building created</text:p>
              </text:list-item>
            </text:list>
          </table:table-cell>
        </table:table-row>
        <table:table-row>
          <table:table-cell table:style-name="Table21.A2" office:value-type="string">
            <text:p text:style-name="P182">Craft</text:p>
          </table:table-cell>
          <table:table-cell table:style-name="Table21.A2" office:value-type="string">
            <text:p text:style-name="P182">Varies</text:p>
          </table:table-cell>
          <table:table-cell table:style-name="Table21.A2" office:value-type="string">
            <text:p text:style-name="P183">N</text:p>
          </table:table-cell>
          <table:table-cell table:style-name="Table21.A2" office:value-type="string">
            <text:p text:style-name="P181"/>
          </table:table-cell>
          <table:table-cell table:style-name="Table21.A2" office:value-type="string">
            <text:p text:style-name="P182">Crafting</text:p>
          </table:table-cell>
          <table:table-cell table:style-name="Table21.F2" office:value-type="string">
            <text:list xml:id="list154710170052560" text:continue-numbering="true" text:style-name="L25">
              <text:list-item>
                <text:p text:style-name="P253">Create tools and or weapons for characters and named npcs</text:p>
              </text:list-item>
              <text:list-item>
                <text:p text:style-name="P253">A number of items can be created in a <text:span text:style-name="T72">turn equal to 1d4 + Wit Effect Die</text:span></text:p>
              </text:list-item>
            </text:list>
          </table:table-cell>
        </table:table-row>
        <table:table-row>
          <table:table-cell table:style-name="Table21.A2" office:value-type="string">
            <text:p text:style-name="P176">Diplomacy</text:p>
          </table:table-cell>
          <table:table-cell table:style-name="Table21.A2" office:value-type="string">
            <text:p text:style-name="P176">Varies</text:p>
          </table:table-cell>
          <table:table-cell table:style-name="Table21.A2" office:value-type="string">
            <text:p text:style-name="P175">N</text:p>
          </table:table-cell>
          <table:table-cell table:style-name="Table21.A2" office:value-type="string">
            <text:p text:style-name="P168">?</text:p>
          </table:table-cell>
          <table:table-cell table:style-name="Table21.A2" office:value-type="string">
            <text:p text:style-name="P176">Diplomacy</text:p>
          </table:table-cell>
          <table:table-cell table:style-name="Table21.F2" office:value-type="string">
            <text:list xml:id="list154710389849344" text:continue-numbering="true" text:style-name="L25">
              <text:list-item>
                <text:p text:style-name="P254">Players state desired result and make diplomacy check</text:p>
              </text:list-item>
              <text:list-item>
                <text:p text:style-name="P254">Other party might make counter offer</text:p>
              </text:list-item>
              <text:list-item>
                <text:p text:style-name="P254">Desired results might not be attainable by NPC (the results of the diplo check might require an adventure)</text:p>
              </text:list-item>
            </text:list>
          </table:table-cell>
        </table:table-row>
        <table:table-row>
          <table:table-cell table:style-name="Table21.A2" office:value-type="string">
            <text:p text:style-name="P171">Explore</text:p>
          </table:table-cell>
          <table:table-cell table:style-name="Table21.A2" office:value-type="string">
            <text:p text:style-name="P171"/>
          </table:table-cell>
          <table:table-cell table:style-name="Table21.A2" office:value-type="string">
            <text:p text:style-name="P170">P</text:p>
          </table:table-cell>
          <table:table-cell table:style-name="Table21.A2" office:value-type="string">
            <text:p text:style-name="P168"/>
          </table:table-cell>
          <table:table-cell table:style-name="Table21.A2" office:value-type="string">
            <text:p text:style-name="P171">Special</text:p>
          </table:table-cell>
          <table:table-cell table:style-name="Table21.F2" office:value-type="string">
            <text:list xml:id="list154710678488546" text:continue-numbering="true" text:style-name="L25">
              <text:list-item>
                <text:p text:style-name="P254">Pcs explore <text:span text:style-name="T40">two hexes</text:span> on the map</text:p>
              </text:list-item>
              <text:list-item>
                <text:p text:style-name="P254"><text:soft-page-break/>Navigate, survival and search are <text:span text:style-name="T58">possibly </text:span>used</text:p>
              </text:list-item>
              <text:list-item>
                <text:p text:style-name="P254">Pcs might have an adventure if there is anything of interest in the hex</text:p>
              </text:list-item>
            </text:list>
          </table:table-cell>
        </table:table-row>
        <table:table-row>
          <table:table-cell table:style-name="Table21.A2" office:value-type="string">
            <text:p text:style-name="P174">Gather</text:p>
          </table:table-cell>
          <table:table-cell table:style-name="Table21.A2" office:value-type="string">
            <text:p text:style-name="P174"/>
          </table:table-cell>
          <table:table-cell table:style-name="Table21.A2" office:value-type="string">
            <text:p text:style-name="P180">U</text:p>
          </table:table-cell>
          <table:table-cell table:style-name="Table21.A2" office:value-type="string">
            <text:p text:style-name="P168">?</text:p>
          </table:table-cell>
          <table:table-cell table:style-name="Table21.A2" office:value-type="string">
            <text:p text:style-name="P167">Agrigulture</text:p>
            <text:p text:style-name="P167">Mining</text:p>
            <text:p text:style-name="P167">Survival</text:p>
            <text:p text:style-name="P167">Woodsman</text:p>
          </table:table-cell>
          <table:table-cell table:style-name="Table21.F2" office:value-type="string">
            <text:list xml:id="list154710365841411" text:continue-numbering="true" text:style-name="L25">
              <text:list-item>
                <text:p text:style-name="P250">Roll gather chance to gain one resource</text:p>
              </text:list-item>
            </text:list>
          </table:table-cell>
        </table:table-row>
        <table:table-row>
          <table:table-cell table:style-name="Table21.A2" office:value-type="string">
            <text:p text:style-name="P184">Implement</text:p>
          </table:table-cell>
          <table:table-cell table:style-name="Table21.A2" office:value-type="string">
            <text:p text:style-name="P174">?</text:p>
          </table:table-cell>
          <table:table-cell table:style-name="Table21.A2" office:value-type="string">
            <text:p text:style-name="P185">N</text:p>
          </table:table-cell>
          <table:table-cell table:style-name="Table21.A2" office:value-type="string">
            <text:p text:style-name="P173"/>
          </table:table-cell>
          <table:table-cell table:style-name="Table21.A2" office:value-type="string">
            <text:p text:style-name="P174"/>
          </table:table-cell>
          <table:table-cell table:style-name="Table21.F2" office:value-type="string">
            <text:list xml:id="list154710392033103" text:continue-numbering="true" text:style-name="L25">
              <text:list-item>
                <text:p text:style-name="P255">Takes an activated idea card and implements it</text:p>
              </text:list-item>
              <text:list-item>
                <text:p text:style-name="P255">Must have all the prerequisites of the technology to be implemented, and pay its cost</text:p>
              </text:list-item>
              <text:list-item>
                <text:p text:style-name="P255">Once the cost is paid, the listed skill test is made</text:p>
              </text:list-item>
              <text:list-item>
                <text:p text:style-name="P255">If successful, the technology is implemented</text:p>
              </text:list-item>
              <text:list-item>
                <text:p text:style-name="P255">If failed, the technology remains activated and can be retried in a later turn, but any resources are lost</text:p>
              </text:list-item>
            </text:list>
          </table:table-cell>
        </table:table-row>
        <table:table-row>
          <table:table-cell table:style-name="Table21.A2" office:value-type="string">
            <text:p text:style-name="P178">Investigate</text:p>
          </table:table-cell>
          <table:table-cell table:style-name="Table21.A2" office:value-type="string">
            <text:p text:style-name="P174"/>
          </table:table-cell>
          <table:table-cell table:style-name="Table21.A2" office:value-type="string">
            <text:p text:style-name="P177">P</text:p>
          </table:table-cell>
          <table:table-cell table:style-name="Table21.A2" office:value-type="string">
            <text:p text:style-name="P173"/>
          </table:table-cell>
          <table:table-cell table:style-name="Table21.A2" office:value-type="string">
            <text:p text:style-name="P174"/>
          </table:table-cell>
          <table:table-cell table:style-name="Table21.F2" office:value-type="string">
            <text:list xml:id="list154710714561353" text:continue-numbering="true" text:style-name="L25">
              <text:list-item>
                <text:p text:style-name="P256">When a gathering task fails two times in a row, the players can choose to investigate the situation at the site</text:p>
              </text:list-item>
              <text:list-item>
                <text:p text:style-name="P256">This takes the players' entire turn</text:p>
              </text:list-item>
              <text:list-item>
                <text:p text:style-name="P256">There is a 1/12 chance that the reason is that the site is depleted</text:p>
              </text:list-item>
              <text:list-item>
                <text:p text:style-name="P256">There is a 2/12 chance that the reason is unavoidable delays</text:p>
              </text:list-item>
              <text:list-item>
                <text:p text:style-name="P256">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86">Learn</text:p>
          </table:table-cell>
          <table:table-cell table:style-name="Table21.A2" office:value-type="string">
            <text:p text:style-name="P174"/>
          </table:table-cell>
          <table:table-cell table:style-name="Table21.A2" office:value-type="string">
            <text:p text:style-name="P187">N</text:p>
          </table:table-cell>
          <table:table-cell table:style-name="Table21.A2" office:value-type="string">
            <text:p text:style-name="P173"/>
          </table:table-cell>
          <table:table-cell table:style-name="Table21.A2" office:value-type="string">
            <text:p text:style-name="P174"/>
          </table:table-cell>
          <table:table-cell table:style-name="Table21.F2" office:value-type="string">
            <text:list xml:id="list154709811630648" text:continue-numbering="true" text:style-name="L25">
              <text:list-item>
                <text:p text:style-name="P257">Learn a new skill by spending 10 free checks</text:p>
              </text:list-item>
            </text:list>
          </table:table-cell>
        </table:table-row>
        <table:table-row>
          <table:table-cell table:style-name="Table21.A2" office:value-type="string">
            <text:p text:style-name="P174">Move</text:p>
          </table:table-cell>
          <table:table-cell table:style-name="Table21.A2" office:value-type="string">
            <text:p text:style-name="P174">1F</text:p>
          </table:table-cell>
          <table:table-cell table:style-name="Table21.A2" office:value-type="string">
            <text:p text:style-name="P180">U</text:p>
          </table:table-cell>
          <table:table-cell table:style-name="Table21.A2" office:value-type="string">
            <text:p text:style-name="P173"/>
          </table:table-cell>
          <table:table-cell table:style-name="Table21.A2" office:value-type="string">
            <text:p text:style-name="P174"/>
          </table:table-cell>
          <table:table-cell table:style-name="Table21.F2" office:value-type="string">
            <text:list xml:id="list154710142548400" text:continue-numbering="true" text:style-name="L25">
              <text:list-item>
                <text:p text:style-name="P258">Move one manpower to new site</text:p>
              </text:list-item>
            </text:list>
          </table:table-cell>
        </table:table-row>
        <table:table-row>
          <table:table-cell table:style-name="Table21.A2" office:value-type="string">
            <text:p text:style-name="P176">Move Minister</text:p>
          </table:table-cell>
          <table:table-cell table:style-name="Table21.A2" office:value-type="string">
            <text:p text:style-name="P174"/>
          </table:table-cell>
          <table:table-cell table:style-name="Table21.A2" office:value-type="string">
            <text:p text:style-name="P175">N</text:p>
          </table:table-cell>
          <table:table-cell table:style-name="Table21.A2" office:value-type="string">
            <text:p text:style-name="P173">?</text:p>
          </table:table-cell>
          <table:table-cell table:style-name="Table21.A2" office:value-type="string">
            <text:p text:style-name="P176">Navigate</text:p>
            <text:p text:style-name="P176">Survival</text:p>
          </table:table-cell>
          <table:table-cell table:style-name="Table21.F2" office:value-type="string">
            <text:list xml:id="list154709372765461" text:continue-numbering="true" text:style-name="L25">
              <text:list-item>
                <text:p text:style-name="P254">If an NPC has to cross dangerous territory to get to his mission, and must travel alone, he has to make a roll to arrive without incident</text:p>
              </text:list-item>
              <text:list-item>
                <text:p text:style-name="P254">The general chance for a mishap is 1/12, but that can increase if the area moved through is dangerous due to terrain, or creatures in the vicinity</text:p>
              </text:list-item>
              <text:list-item>
                <text:p text:style-name="P254">Once a minister moves, he can still take an action</text:p>
              </text:list-item>
            </text:list>
          </table:table-cell>
        </table:table-row>
        <table:table-row>
          <table:table-cell table:style-name="Table21.A2" office:value-type="string">
            <text:p text:style-name="P169">Research</text:p>
          </table:table-cell>
          <table:table-cell table:style-name="Table21.A2" office:value-type="string">
            <text:p text:style-name="P169">1<text:span text:style-name="T59">F or 1B</text:span></text:p>
          </table:table-cell>
          <table:table-cell table:style-name="Table21.A2" office:value-type="string">
            <text:p text:style-name="P170">N</text:p>
          </table:table-cell>
          <table:table-cell table:style-name="Table21.A2" office:value-type="string">
            <text:p text:style-name="P168"/>
          </table:table-cell>
          <table:table-cell table:style-name="Table21.A2" office:value-type="string">
            <text:p text:style-name="P179">Scholar</text:p>
          </table:table-cell>
          <table:table-cell table:style-name="Table21.F2" office:value-type="string">
            <text:list xml:id="list154710806997386" text:continue-numbering="true" text:style-name="L25">
              <text:list-item>
                <text:p text:style-name="P252">Character makes a skill roll to gain a draw from the deck of ideas</text:p>
              </text:list-item>
              <text:list-item>
                <text:p text:style-name="P252">Each idea <text:span text:style-name="T71">activated</text:span> makes skill rolls higher to gain new ideas</text:p>
              </text:list-item>
            </text:list>
          </table:table-cell>
        </table:table-row>
        <table:table-row>
          <table:table-cell table:style-name="Table21.A2" office:value-type="string">
            <text:p text:style-name="P188">Skill Test</text:p>
          </table:table-cell>
          <table:table-cell table:style-name="Table21.A2" office:value-type="string">
            <text:p text:style-name="P169"/>
          </table:table-cell>
          <table:table-cell table:style-name="Table21.A2" office:value-type="string">
            <text:p text:style-name="P189">N</text:p>
          </table:table-cell>
          <table:table-cell table:style-name="Table21.A2" office:value-type="string">
            <text:p text:style-name="P168"/>
          </table:table-cell>
          <table:table-cell table:style-name="Table21.A2" office:value-type="string">
            <text:p text:style-name="P179"/>
          </table:table-cell>
          <table:table-cell table:style-name="Table21.F2" office:value-type="string">
            <text:list xml:id="list154711362556736" text:continue-numbering="true" text:style-name="L25">
              <text:list-item>
                <text:p text:style-name="P259">Allows a character to make one or more skill tests to perform some action that takes an extended period of time</text:p>
              </text:list-item>
            </text:list>
          </table:table-cell>
        </table:table-row>
        <table:table-row>
          <table:table-cell table:style-name="Table21.A2" office:value-type="string">
            <text:p text:style-name="P247">Study</text:p>
          </table:table-cell>
          <table:table-cell table:style-name="Table21.A2" office:value-type="string">
            <text:p text:style-name="P169"/>
          </table:table-cell>
          <table:table-cell table:style-name="Table21.A2" office:value-type="string">
            <text:p text:style-name="P248">N</text:p>
          </table:table-cell>
          <table:table-cell table:style-name="Table21.A2" office:value-type="string">
            <text:p text:style-name="P168"/>
          </table:table-cell>
          <table:table-cell table:style-name="Table21.A2" office:value-type="string">
            <text:p text:style-name="P247">Scholar</text:p>
          </table:table-cell>
          <table:table-cell table:style-name="Table21.F2" office:value-type="string">
            <text:list xml:id="list154711048191576" text:continue-numbering="true" text:style-name="L25">
              <text:list-item>
                <text:p text:style-name="P260">Can study any of the trophies in the trophy hall</text:p>
              </text:list-item>
              <text:list-item>
                <text:p text:style-name="P260">A successful scholar roll <text:span text:style-name="T75">puts an additional copy of the tech card related to the trophy into the technology deck, making that tech more likely to be discovered</text:span></text:p>
              </text:list-item>
            </text:list>
          </table:table-cell>
        </table:table-row>
        <table:table-row>
          <table:table-cell table:style-name="Table21.A2" office:value-type="string">
            <text:p text:style-name="P200">Tools</text:p>
          </table:table-cell>
          <table:table-cell table:style-name="Table21.A2" office:value-type="string">
            <text:p text:style-name="P200">2<text:span text:style-name="T57">B</text:span></text:p>
          </table:table-cell>
          <table:table-cell table:style-name="Table21.A2" office:value-type="string">
            <text:p text:style-name="P201">N</text:p>
          </table:table-cell>
          <table:table-cell table:style-name="Table21.A2" office:value-type="string">
            <text:p text:style-name="P199"/>
          </table:table-cell>
          <table:table-cell table:style-name="Table21.A2" office:value-type="string">
            <text:p text:style-name="P200">Craftsman</text:p>
          </table:table-cell>
          <table:table-cell table:style-name="Table21.F2" office:value-type="string">
            <text:list xml:id="list154709945089874" text:continue-numbering="true" text:style-name="L25">
              <text:list-item>
                <text:p text:style-name="P261">Unlocked by an idea</text:p>
              </text:list-item>
              <text:list-item>
                <text:p text:style-name="P262">Creates tools for one manpower to give them a +1 to gathering chance for a specific resource</text:p>
              </text:list-item>
              <text:list-item>
                <text:p text:style-name="P263">No CH roll, but the minister must make a craftsman check DL 12</text:p>
              </text:list-item>
            </text:list>
          </table:table-cell>
        </table:table-row>
        <table:table-row>
          <table:table-cell table:style-name="Table21.A2" office:value-type="string">
            <text:p text:style-name="P202">Train</text:p>
          </table:table-cell>
          <table:table-cell table:style-name="Table21.A2" office:value-type="string">
            <text:p text:style-name="P203">2f</text:p>
          </table:table-cell>
          <table:table-cell table:style-name="Table21.A2" office:value-type="string">
            <text:p text:style-name="P201">NM</text:p>
          </table:table-cell>
          <table:table-cell table:style-name="Table21.A2" office:value-type="string">
            <text:p text:style-name="P204">4</text:p>
          </table:table-cell>
          <table:table-cell table:style-name="Table21.A2" office:value-type="string">
            <text:p text:style-name="P202">Agrigulture</text:p>
            <text:p text:style-name="P202">Mining</text:p>
            <text:p text:style-name="P202">Woodsman</text:p>
          </table:table-cell>
          <table:table-cell table:style-name="Table21.F2" office:value-type="string">
            <text:list xml:id="list154709870054509" text:continue-numbering="true" text:style-name="L25">
              <text:list-item>
                <text:p text:style-name="P261">Unlocked by an idea</text:p>
              </text:list-item>
              <text:list-item>
                <text:p text:style-name="P264">Creates a specialized manpower that gets a +1 to gathering rolls for the specific resource</text:p>
              </text:list-item>
              <text:list-item>
                <text:p text:style-name="P265">Roll for success each turn until the unit is trained</text:p>
              </text:list-item>
            </text:list>
          </table:table-cell>
        </table:table-row>
      </table:table>
      <text:p text:style-name="P124"/>
      <text:p text:style-name="P60">Explanation of Actions</text:p>
      <text:p text:style-name="P60"/>
      <text:p text:style-name="P108"><text:soft-page-break/><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109"/>
      <text:p text:style-name="P109">You can also take the attract action with no opportunity. In this case, you are building homes and stockpiling food in an attempt to convince people to settle in your enclave. Once the cost is paid, you have a chance (<text:span text:style-name="T70">1</text:span>/12) to gain a manpower each turn for three turns.</text:p>
      <text:p text:style-name="P109"/>
      <text:p text:style-name="P105">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81"/>
      <text:p text:style-name="P106">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82"/>
      <text:p text:style-name="P82">The DL increases as technology level of the desired items increases. Each level of tech increases the DL by 2.</text:p>
      <text:p text:style-name="P81"/>
      <text:p text:style-name="P96">Diplomacy<text:span text:style-name="T7"> – You can negotiate with other groups on the map using this action. The players state their objectives and make a diplomacy skill test against a DL determined by the GM.</text:span></text:p>
      <text:p text:style-name="P72"/>
      <text:p text:style-name="P97"><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72"/>
      <text:p text:style-name="P73">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73"/>
      <text:p text:style-name="P97"><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74"/>
      <text:p text:style-name="P98"><text:span text:style-name="T8">P</text:span><text:span text:style-name="T7">cs will have a better chance here, as they will be able to make their case, react to counter-offers more effectively, and possibly have an adventure segment to make their mission successful.</text:span></text:p>
      <text:p text:style-name="P91"/>
      <text:p text:style-name="P98">Explore<text:span text:style-name="T6"> </text:span><text:span text:style-name="T7">– Pcs pick two hexes on the strategic map, and the GM determines what encounters are there. If nothing of interest exists in the hexes, the GM just relays any stats/sites that are there.</text:span></text:p>
      <text:p text:style-name="P75"/>
      <text:p text:style-name="P75">However, if there are any monsters, or adventure locations in the hexes, the Pcs will have to deal with them appropriately. This might lead to combat, a quick encounter, or an entire dungeon crawl.</text:p>
      <text:p text:style-name="P75"/>
      <text:p text:style-name="P99"><text:soft-page-break/>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indeed </text:span><text:span text:style-name="T11">and should be protected and upgraded whenever possible.</text:span></text:p>
      <text:p text:style-name="P76"/>
      <text:p text:style-name="P100"><text:span text:style-name="T7">If a minister is present, they may roll a skill test to increase the chance of gathering. </text:span><text:span text:style-name="T12">The specific skill tested depends on what type of resource you are trying to gather.</text:span></text:p>
      <text:p text:style-name="P77"/>
      <text:p text:style-name="P101"><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78"/>
      <text:p text:style-name="P102"><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79"/>
      <text:p text:style-name="P103"><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79"/>
      <text:p text:style-name="P104">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80"/>
      <text:p text:style-name="P104">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80"/>
      <text:p text:style-name="P95">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83"/>
      <text:p text:style-name="P107"><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38" text:outline-level="3"/>
      <text:p text:style-name="P31"><text:span text:style-name="T65">T</text:span><text:span text:style-name="T62">echnology</text:span></text:p>
      <text:p text:style-name="P10"><text:span text:style-name="T62">As the enclave's scholars learn more about the world, new technologies will become available to your people. </text:span><text:span text:style-name="T66">Research actions will uncover new ideas, and implementing those ideas will allow you to build new buildings and learn new skills.</text:span></text:p>
      <text:p text:style-name="P13"><text:soft-page-break/>Research</text:p>
      <text:p text:style-name="P15">Researching new technologies requires a working scholar's hut and a PC or minister to perform a research action during an enclave turn.</text:p>
      <text:p text:style-name="P11"><text:span text:style-name="T67">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11"><text:span text:style-name="T62">The activated pile </text:span><text:span text:style-name="T67">lists technologies that are available to be implemented. You get no benefits for activating technologies. To have any effect, a technology must be implemented. </text:span></text:p>
      <text:p text:style-name="P1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16">A successful implementation means the technology starts benefitting the enclave the next turn. A failed skill roll means the resources are lost, but implementation can be retried later.</text:p>
      <text:p text:style-name="P16"/>
      <text:p text:style-name="P68"/>
      <text:p text:style-name="P14">Learning New Skills</text:p>
      <text:p text:style-name="P17">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17">Otherwise, new skills can be learned by spending 10 free checks and taking a learn enclave action.</text:p>
      <text:p text:style-name="P12"><text:span text:style-name="T68">Tagging</text:span><text:span text:style-name="T62"> New Skills</text:span></text:p>
      <text:p text:style-name="P18">Each character starts the game with 2 unused tags. When you learn a new skill, you can choose to tag it, using one of your unused tags. That skill will then count for purposes of leveling.</text:p>
      <text:p text:style-name="P68"/>
      <text:p text:style-name="P68"/>
      <text:p text:style-name="P68"/>
      <text:h text:style-name="P242" text:outline-level="3"><text:span text:style-name="T16">A</text:span><text:span text:style-name="T17">dventuring in Anthis Reborn</text:span></text:h>
      <text:p text:style-name="P139">Camping</text:p>
      <text:p text:style-name="P137"/>
      <text:p text:style-name="P137">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37"/>
      <text:p text:style-name="P137">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37"/>
      <text:p text:style-name="P136">Camping Benefits</text:p>
      <text:p text:style-name="P137"/>
      <text:p text:style-name="P137">It is assumed that every member of the party helps prepare the site, does some of the cooking and takes part in a watch. On a successful roll, this amount of activity allows each camping character to do the following:</text:p>
      <text:list xml:id="list4145566238" text:style-name="L27">
        <text:list-item>
          <text:p text:style-name="P294"><text:span text:style-name="T15">Rest and remove </text:span>any statuses pertaining to exhaustion or demoralization</text:p>
        </text:list-item>
        <text:list-item>
          <text:p text:style-name="P294">Heal and regain 1d4 hit points in natural healing</text:p>
        </text:list-item>
        <text:list-item>
          <text:p text:style-name="P294">Regenerate and return spell-casting levels</text:p>
          <text:list>
            <text:list-item>
              <text:p text:style-name="P294">Divine Invocation – 2d4 each night</text:p>
            </text:list-item>
            <text:list-item>
              <text:p text:style-name="P294">Spirit Calling – 2d4 each night</text:p>
            </text:list-item>
            <text:list-item>
              <text:p text:style-name="P294">Words of Power – 1d3 each night</text:p>
            </text:list-item>
          </text:list>
        </text:list-item>
      </text:list>
      <text:p text:style-name="P137"/>
      <text:p text:style-name="P136">Camp Actions</text:p>
      <text:p text:style-name="P137"/>
      <text:p text:style-name="P137">In addition to the normal benefits of resting, each camper can take a single camp action and use their skills to benefit themselves, or the rest of the group.</text:p>
      <text:p text:style-name="P137"/>
      <table:table table:name="Table24" table:style-name="Table24">
        <table:table-column table:style-name="Table24.A"/>
        <table:table-column table:style-name="Table24.B"/>
        <table:table-row>
          <table:table-cell table:style-name="Table24.A1" office:value-type="string">
            <text:p text:style-name="P205">Action/Skill</text:p>
          </table:table-cell>
          <table:table-cell table:style-name="Table24.B1" office:value-type="string">
            <text:p text:style-name="P205">Effects</text:p>
          </table:table-cell>
        </table:table-row>
        <table:table-row>
          <table:table-cell table:style-name="Table24.A2" office:value-type="string">
            <text:p text:style-name="P208">Alchemy</text:p>
          </table:table-cell>
          <table:table-cell table:style-name="Table24.B2" office:value-type="string">
            <text:list xml:id="list420198850" text:style-name="WWNum2">
              <text:list-item>
                <text:p text:style-name="P272">Can roll alchemy to create potions with the proper field kit</text:p>
              </text:list-item>
              <text:list-item>
                <text:p text:style-name="P272">Can roll spell lore to identify a potion</text:p>
              </text:list-item>
            </text:list>
          </table:table-cell>
        </table:table-row>
        <table:table-row>
          <table:table-cell table:style-name="Table24.A2" office:value-type="string">
            <text:p text:style-name="P208">Assist</text:p>
          </table:table-cell>
          <table:table-cell table:style-name="Table24.B2" office:value-type="string">
            <text:list xml:id="list154710729508255" text:continue-numbering="true" text:style-name="WWNum2">
              <text:list-header>
                <text:p text:style-name="P286">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08">Herb Lore</text:p>
          </table:table-cell>
          <table:table-cell table:style-name="Table24.B2" office:value-type="string">
            <text:p text:style-name="P208">Can roll herb lore to wander from the camp and find herbs</text:p>
          </table:table-cell>
        </table:table-row>
        <table:table-row>
          <table:table-cell table:style-name="Table24.A2" office:value-type="string">
            <text:p text:style-name="P208">Item Lore</text:p>
          </table:table-cell>
          <table:table-cell table:style-name="Table24.B2" office:value-type="string">
            <text:p text:style-name="P209">Requires Talent – You can make one item lore roll during a camp to learn one of the item's attributes</text:p>
          </table:table-cell>
        </table:table-row>
        <table:table-row>
          <table:table-cell table:style-name="Table24.A2" office:value-type="string">
            <text:p text:style-name="P208">Medic</text:p>
          </table:table-cell>
          <table:table-cell table:style-name="Table24.B2" office:value-type="string">
            <text:p text:style-name="P208">Roll medical on <text:span text:style-name="T41">each</text:span> treatable member of the party, returning 1d4 hit points to them on a successful check</text:p>
          </table:table-cell>
        </table:table-row>
        <table:table-row>
          <table:table-cell table:style-name="Table24.A2" office:value-type="string">
            <text:p text:style-name="P208">Meditate</text:p>
          </table:table-cell>
          <table:table-cell table:style-name="Table24.B2" office:value-type="string">
            <text:p text:style-name="P210">Requires Talent – Make a spell lore check to gain benefits of meditation</text:p>
          </table:table-cell>
        </table:table-row>
        <table:table-row>
          <table:table-cell table:style-name="Table24.A2" office:value-type="string">
            <text:p text:style-name="P208">Physician</text:p>
          </table:table-cell>
          <table:table-cell table:style-name="Table24.B2" office:value-type="string">
            <text:p text:style-name="P208">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08">Pray</text:p>
          </table:table-cell>
          <table:table-cell table:style-name="Table24.B2" office:value-type="string">
            <text:p text:style-name="P208">On a successful meditate, gain 1d4 divine invocation, or gain one divine favor </text:p>
          </table:table-cell>
        </table:table-row>
        <table:table-row>
          <table:table-cell table:style-name="Table24.A2" office:value-type="string">
            <text:p text:style-name="P208">Repair</text:p>
          </table:table-cell>
          <table:table-cell table:style-name="Table24.B2" office:value-type="string">
            <text:p text:style-name="P208">On a successful crafting check, remove wear &amp; tear points from the party</text:p>
          </table:table-cell>
        </table:table-row>
        <table:table-row>
          <table:table-cell table:style-name="Table24.A2" office:value-type="string">
            <text:p text:style-name="P208">Rest</text:p>
          </table:table-cell>
          <table:table-cell table:style-name="Table24.B2" office:value-type="string">
            <text:p text:style-name="P208">Take an additional hit point of healing and you can be the target of physician actions</text:p>
          </table:table-cell>
        </table:table-row>
        <text:soft-page-break/>
        <table:table-row>
          <table:table-cell table:style-name="Table24.A2" office:value-type="string">
            <text:p text:style-name="P208">???</text:p>
          </table:table-cell>
          <table:table-cell table:style-name="Table24.B2" office:value-type="string">
            <text:p text:style-name="P208">Any single skill might have an appropriate camp action depending on the circumstances and the GM's discretion</text:p>
          </table:table-cell>
        </table:table-row>
      </table:table>
      <text:p text:style-name="P115"/>
      <text:p text:style-name="P32">Item Lore and Artifacts</text:p>
      <text:p text:style-name="P19">When you find magical weapons, armor, wands and the mysterious remnants of lost civilizations, they will start unidentified. You will not be able to unlock the items' powers until you research them using your item lore skill.</text:p>
      <text:p text:style-name="P19">Item lore tests are typically done as part of a skill test enclave action. Each action allows you to take 2 item lore tests. Item lore tests are checked against the artifact's DL. A success unlocks one of the item's powers, or special traits.</text:p>
      <text:p text:style-name="P20">Based on the item in question, and the circumstances, either history, craftsman or theology can be tested by an assistant.</text:p>
      <text:p text:style-name="P139"/>
      <text:p text:style-name="P139">Armor, Muscle and Encumbrance</text:p>
      <text:p text:style-name="P137"/>
      <text:p text:style-name="P137">Your muscle score determines the heaviest class of armor you can wear without penalty. If you exceed your cap on any piece of armor, you get a -1 to all skill checks and movement rate per AV you are over.</text:p>
      <text:p text:style-name="P13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05">Muscle </text:p>
          </table:table-cell>
          <table:table-cell table:style-name="Table23.A1" office:value-type="string">
            <text:p text:style-name="P205">Max AV</text:p>
          </table:table-cell>
          <table:table-cell table:style-name="Table23.A1" office:value-type="string">
            <text:p text:style-name="P205">Spell Cast</text:p>
          </table:table-cell>
          <table:table-cell table:style-name="Table23.A1" office:value-type="string">
            <text:p text:style-name="P205">Stealth</text:p>
          </table:table-cell>
          <table:table-cell table:style-name="Table23.E1" office:value-type="string">
            <text:p text:style-name="P205">Athlete</text:p>
          </table:table-cell>
        </table:table-row>
        <table:table-row>
          <table:table-cell table:style-name="Table23.A2" office:value-type="string">
            <text:p text:style-name="P206">0—9</text:p>
          </table:table-cell>
          <table:table-cell table:style-name="Table23.B2" office:value-type="float" office:value="2">
            <text:p text:style-name="P207">2</text:p>
          </table:table-cell>
          <table:table-cell table:style-name="Table23.B2" office:value-type="float" office:value="0">
            <text:p text:style-name="P207">0</text:p>
          </table:table-cell>
          <table:table-cell table:style-name="Table23.A2" office:value-type="string">
            <text:p text:style-name="P207">0</text:p>
          </table:table-cell>
          <table:table-cell table:style-name="Table23.E6" office:value-type="string">
            <text:p text:style-name="P207">0</text:p>
          </table:table-cell>
        </table:table-row>
        <table:table-row>
          <table:table-cell table:style-name="Table23.A2" office:value-type="string">
            <text:p text:style-name="P206">10—13</text:p>
          </table:table-cell>
          <table:table-cell table:style-name="Table23.B2" office:value-type="float" office:value="3">
            <text:p text:style-name="P207">3</text:p>
          </table:table-cell>
          <table:table-cell table:style-name="Table23.A2" office:value-type="string">
            <text:p text:style-name="P207">-1</text:p>
          </table:table-cell>
          <table:table-cell table:style-name="Table23.A2" office:value-type="string">
            <text:p text:style-name="P207">-1</text:p>
          </table:table-cell>
          <table:table-cell table:style-name="Table23.E6" office:value-type="string">
            <text:p text:style-name="P207">-1</text:p>
          </table:table-cell>
        </table:table-row>
        <table:table-row>
          <table:table-cell table:style-name="Table23.A2" office:value-type="string">
            <text:p text:style-name="P206">14—17</text:p>
          </table:table-cell>
          <table:table-cell table:style-name="Table23.B2" office:value-type="float" office:value="4">
            <text:p text:style-name="P207">4</text:p>
          </table:table-cell>
          <table:table-cell table:style-name="Table23.A2" office:value-type="string">
            <text:p text:style-name="P207">-2</text:p>
          </table:table-cell>
          <table:table-cell table:style-name="Table23.A2" office:value-type="string">
            <text:p text:style-name="P207">-2</text:p>
          </table:table-cell>
          <table:table-cell table:style-name="Table23.E6" office:value-type="string">
            <text:p text:style-name="P207">-2</text:p>
          </table:table-cell>
        </table:table-row>
        <table:table-row>
          <table:table-cell table:style-name="Table23.A2" office:value-type="string">
            <text:p text:style-name="P206">18—22</text:p>
          </table:table-cell>
          <table:table-cell table:style-name="Table23.B2" office:value-type="float" office:value="5">
            <text:p text:style-name="P207">5</text:p>
          </table:table-cell>
          <table:table-cell table:style-name="Table23.A2" office:value-type="string">
            <text:p text:style-name="P207">-3</text:p>
          </table:table-cell>
          <table:table-cell table:style-name="Table23.A2" office:value-type="string">
            <text:p text:style-name="P207">-3</text:p>
          </table:table-cell>
          <table:table-cell table:style-name="Table23.E6" office:value-type="string">
            <text:p text:style-name="P207">-3</text:p>
          </table:table-cell>
        </table:table-row>
        <table:table-row>
          <table:table-cell table:style-name="Table23.B2" office:value-type="float" office:value="23">
            <text:p text:style-name="P206">23</text:p>
          </table:table-cell>
          <table:table-cell table:style-name="Table23.B2" office:value-type="float" office:value="6">
            <text:p text:style-name="P207">6</text:p>
          </table:table-cell>
          <table:table-cell table:style-name="Table23.A2" office:value-type="string">
            <text:p text:style-name="P207">-4</text:p>
          </table:table-cell>
          <table:table-cell table:style-name="Table23.A2" office:value-type="string">
            <text:p text:style-name="P207">-4</text:p>
          </table:table-cell>
          <table:table-cell table:style-name="Table23.E6" office:value-type="string">
            <text:p text:style-name="P207">-4</text:p>
          </table:table-cell>
        </table:table-row>
      </table:table>
      <text:p text:style-name="P137"/>
      <text:p text:style-name="P137">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137"/>
      <text:p text:style-name="P137">Armor of <text:span text:style-name="T73">3</text:span> or more has an inherent spell casting penalty for all magic skills except those which are pre-cast (alchemy and blood magic).</text:p>
      <text:p text:style-name="P137"/>
      <text:p text:style-name="P137">In addition to armor, your muscle determines how many "things" you can carry. Armor and worn clothing does not count, but weapons, shields, and each piece of adventuring equipment does.</text:p>
      <text:p text:style-name="P137"/>
      <text:p text:style-name="P125">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125"/>
      <text:p text:style-name="P139">Wear, Tear, and Repair</text:p>
      <text:p text:style-name="P141"/>
      <text:p text:style-name="P136"><text:span text:style-name="T1">Anytime a character is using equipment for a skill check and rolls a 1, or the opponent </text:span><text:soft-page-break/><text:span text:style-name="T1">rolls a 12 against them, that character records a </text:span><text:span text:style-name="T42">"wear &amp; tear"</text:span><text:span text:style-name="T1"> check on their character sheet.</text:span></text:p>
      <text:p text:style-name="P137"/>
      <text:p text:style-name="P136"><text:span text:style-name="T1">Once each game session, the GM can call for a </text:span>gear check<text:span text:style-name="T1">. The check can be called in three circumstances:</text:span></text:p>
      <text:list xml:id="list1120977987" text:style-name="L28">
        <text:list-item>
          <text:p text:style-name="P295">At the end of any successful camp, after all camp actions have been taken</text:p>
        </text:list-item>
        <text:list-item>
          <text:p text:style-name="P295">Directly after a failed camp attempt</text:p>
        </text:list-item>
        <text:list-item>
          <text:p text:style-name="P295">Before any tense (GM's discretion) check involving a piece of gear</text:p>
        </text:list-item>
      </text:list>
      <text:p text:style-name="P137"/>
      <text:p text:style-name="P136"><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137"/>
      <text:p text:style-name="P136"><text:span text:style-name="T1">On a </text:span>tense gear check<text:span text:style-name="T1">, the piece of gear is the one involved in the check, and only the hero who owns that piece of gear must roll. The rest of the check works the same as a camp check.</text:span></text:p>
      <text:p text:style-name="P137"/>
      <text:p text:style-name="P137">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37"/>
      <text:p text:style-name="P134"><text:span text:style-name="T63">As a camp action, a craftsman can take a </text:span><text:span text:style-name="T69">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125"/>
      <text:p text:style-name="P140">Experience and Leveling</text:p>
      <text:p text:style-name="P138"/>
      <text:p text:style-name="P126">As you adventure through Anthis, your skills will increase and as they do, you will level up. This will make you more powerful and better able to face the challenge of rebuilding the world.</text:p>
      <text:p text:style-name="P126"/>
      <text:p text:style-name="P131">Skill Checks and Improvement Points</text:p>
      <text:p text:style-name="P126"/>
      <text:p text:style-name="P135"><text:span text:style-name="T63">During your adventures, you will have many opportunities to use your skills. </text:span><text:span text:style-name="T64">If you succeed in a skill check, you put a check next to that skill. Generally, you can earn one such check in a gaming session, but the GM might make an exception for a long session, sessions that represent many weeks or months of game time, or especially important scenes.</text:span></text:p>
      <text:p text:style-name="P128"/>
      <text:p text:style-name="P129">After the session ends, you can convert your skill checks into improvement points. To do this, you have to roll greater than the current skill level (excluding stat and background bonuses) on a d30. A successful roll turns the skill check into an improvement point for that skill. A failed check means the skill check goes away.</text:p>
      <text:p text:style-name="P129"/>
      <text:p text:style-name="P129">To be eligible for a check, your skill test must have some chance of failure, and some consequence for failure. A meaningless test gives you no experience. Also, if your total skill level (including bonuses) is 6 or more levels higher than the DL of the skill test, you are not eligible for a check.</text:p>
      <text:p text:style-name="P129"/>
      <text:p text:style-name="P132"><text:soft-page-break/>Leveling Skills and Experience Points</text:p>
      <text:p text:style-name="P129"/>
      <text:p text:style-name="P129">Once you earn 3 improvement points in a skill, that skill improves and its level increases by 1. If this skill tagged, you also earn 1 experience point toward increasing your character level.</text:p>
      <text:p text:style-name="P129"/>
      <text:p text:style-name="P129">Once you earn 5 experience points, your character level increases and you get the following benefits:</text:p>
      <text:list xml:id="list2180705788" text:style-name="L29">
        <text:list-item>
          <text:p text:style-name="P296">You gain 1 hit point</text:p>
        </text:list-item>
        <text:list-item>
          <text:p text:style-name="P296">You gain 1 stat point</text:p>
        </text:list-item>
        <text:list-item>
          <text:p text:style-name="P296">You gain 1 or 2 talent points based on your level</text:p>
          <text:list>
            <text:list-item>
              <text:p text:style-name="P296">When you gain an even level (2, 4, 6...), you get 1 talent point</text:p>
            </text:list-item>
            <text:list-item>
              <text:p text:style-name="P296">When you gain an odd level (3, 5, 7...), you get 2 talent points</text:p>
            </text:list-item>
          </text:list>
        </text:list-item>
        <text:list-item>
          <text:p text:style-name="P296">You get 1 spell pick to spend on your spells</text:p>
        </text:list-item>
      </text:list>
      <text:p text:style-name="P130"/>
      <text:p text:style-name="P133">Free Checks</text:p>
      <text:p text:style-name="P127"/>
      <text:p text:style-name="P297">At the end of a gaming session, the GM can award the Pcs free checks for the night. The number of free checks ranges between 1-3 depending on the session's activity, and additional awards are at the GM's discretion.</text:p>
      <text:p text:style-name="P297"/>
      <text:p text:style-name="P297">Free checks are like regular skill checks except they can be rolled against any skill your character has regardless of whether you succeeded in a skill test that game session.</text:p>
      <text:p text:style-name="P297"/>
      <text:p text:style-name="P297">Free checks can also be saved and spent to learn new skill, spells and open new talent trees.</text:p>
      <text:p text:style-name="P133"/>
      <table:table table:name="Table25" table:style-name="Table25">
        <table:table-column table:style-name="Table25.A"/>
        <table:table-column table:style-name="Table25.B"/>
        <table:table-column table:style-name="Table25.C"/>
        <table:table-row>
          <table:table-cell table:style-name="Table25.A1" office:value-type="string">
            <text:p text:style-name="P217">Action</text:p>
          </table:table-cell>
          <table:table-cell table:style-name="Table25.A1" office:value-type="string">
            <text:p text:style-name="P218">Max Times</text:p>
          </table:table-cell>
          <table:table-cell table:style-name="Table25.C1" office:value-type="string">
            <text:p text:style-name="P217">Checks</text:p>
          </table:table-cell>
        </table:table-row>
        <table:table-row>
          <table:table-cell table:style-name="Table25.A2" office:value-type="string">
            <text:p text:style-name="P211">Gain a new spell pick</text:p>
          </table:table-cell>
          <table:table-cell table:style-name="Table25.A2" office:value-type="string">
            <text:p text:style-name="P213">You can gain any number of additional spell picks</text:p>
          </table:table-cell>
          <table:table-cell table:style-name="Table25.C2" office:value-type="string">
            <text:p text:style-name="P212">3</text:p>
          </table:table-cell>
        </table:table-row>
        <table:table-row>
          <table:table-cell table:style-name="Table25.A2" office:value-type="string">
            <text:p text:style-name="P214">Increase base defense by 1</text:p>
          </table:table-cell>
          <table:table-cell table:style-name="Table25.A2" office:value-type="string">
            <text:p text:style-name="P214">You can increase base defense up to 3 points this way</text:p>
          </table:table-cell>
          <table:table-cell table:style-name="Table25.C2" office:value-type="string">
            <text:p text:style-name="P215">3</text:p>
          </table:table-cell>
        </table:table-row>
        <table:table-row>
          <table:table-cell table:style-name="Table25.A2" office:value-type="string">
            <text:p text:style-name="P214">Increase combat move by 1</text:p>
          </table:table-cell>
          <table:table-cell table:style-name="Table25.A2" office:value-type="string">
            <text:p text:style-name="P214">You can increase you move up to 2 points this way</text:p>
          </table:table-cell>
          <table:table-cell table:style-name="Table25.C2" office:value-type="string">
            <text:p text:style-name="P216">5</text:p>
          </table:table-cell>
        </table:table-row>
        <table:table-row>
          <table:table-cell table:style-name="Table25.A2" office:value-type="string">
            <text:p text:style-name="P213">Increase hit point total by 1</text:p>
          </table:table-cell>
          <table:table-cell table:style-name="Table25.A2" office:value-type="string">
            <text:p text:style-name="P213">You can gain a max 4 hit points this way</text:p>
          </table:table-cell>
          <table:table-cell table:style-name="Table25.C2" office:value-type="string">
            <text:p text:style-name="P215">3</text:p>
          </table:table-cell>
        </table:table-row>
        <table:table-row>
          <table:table-cell table:style-name="Table25.A2" office:value-type="string">
            <text:p text:style-name="P211">Learn a new skill</text:p>
          </table:table-cell>
          <table:table-cell table:style-name="Table25.A2" office:value-type="string">
            <text:p text:style-name="P213">You can learn any number of new skills, but you can only have a total of 8 tag skills max</text:p>
          </table:table-cell>
          <table:table-cell table:style-name="Table25.C2" office:value-type="string">
            <text:p text:style-name="P212">6</text:p>
          </table:table-cell>
        </table:table-row>
        <table:table-row>
          <table:table-cell table:style-name="Table25.A2" office:value-type="string">
            <text:p text:style-name="P211">Unlock a new spell list</text:p>
          </table:table-cell>
          <table:table-cell table:style-name="Table25.A2" office:value-type="string">
            <text:p text:style-name="P213">You can unlock any number of spell lists as long as you have the means to do so (trainer, magic artifact, or access to a site)</text:p>
          </table:table-cell>
          <table:table-cell table:style-name="Table25.C2" office:value-type="string">
            <text:p text:style-name="P212">6</text:p>
          </table:table-cell>
        </table:table-row>
        <table:table-row>
          <table:table-cell table:style-name="Table25.A2" office:value-type="string">
            <text:p text:style-name="P211"><text:span text:style-name="T74">Unlock</text:span> a new talent tree</text:p>
          </table:table-cell>
          <table:table-cell table:style-name="Table25.A2" office:value-type="string">
            <text:p text:style-name="P213">You can have a maximum 3 talent trees</text:p>
          </table:table-cell>
          <table:table-cell table:style-name="Table25.C2" office:value-type="string">
            <text:p text:style-name="P212">6</text:p>
          </table:table-cell>
        </table:table-row>
      </table:table>
      <text:p text:style-name="P133"/>
      <text:p text:style-name="P130"/>
      <text:p text:style-name="P130"/>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6M6S</meta:editing-duration>
    <meta:editing-cycles>52</meta:editing-cycles>
    <meta:generator>LibreOffice/5.4.3.2$Windows_X86_64 LibreOffice_project/92a7159f7e4af62137622921e809f8546db437e5</meta:generator>
    <dc:date>2018-12-06T15:47:08.986000000</dc:date>
    <meta:document-statistic meta:table-count="24" meta:image-count="0" meta:object-count="0" meta:page-count="23" meta:paragraph-count="976" meta:word-count="9744" meta:character-count="52502" meta:non-whitespace-character-count="43912"/>
    <meta:user-defined meta:name="Info 1"/>
    <meta:user-defined meta:name="Info 2"/>
    <meta:user-defined meta:name="Info 3"/>
    <meta:user-defined meta:name="Info 4"/>
  </office:meta>
</office:document-meta>
</file>